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sto MT" svg:font-family="'Calisto MT'"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6.738cm" fo:margin-left="0.653cm" fo:margin-top="0cm" fo:margin-bottom="0cm" table:align="left" style:writing-mode="lr-tb"/>
    </style:style>
    <style:style style:name="Tableau1.A" style:family="table-column">
      <style:table-column-properties style:column-width="2.633cm"/>
    </style:style>
    <style:style style:name="Tableau1.B" style:family="table-column">
      <style:table-column-properties style:column-width="1.752cm"/>
    </style:style>
    <style:style style:name="Tableau1.C" style:family="table-column">
      <style:table-column-properties style:column-width="12.353cm"/>
    </style:style>
    <style:style style:name="Tableau1.1" style:family="table-row">
      <style:table-row-properties style:min-row-height="0.379cm" style:keep-together="true" fo:keep-together="auto"/>
    </style:style>
    <style:style style:name="Tableau1.A1" style:family="table-cell">
      <style:table-cell-properties fo:padding-left="0.191cm" fo:padding-right="0.191cm" fo:padding-top="0cm" fo:padding-bottom="0cm" fo:border-left="0.018cm solid #f0ae97" fo:border-right="0.018cm solid #f0ae97" fo:border-top="0.018cm solid #f0ae97" fo:border-bottom="0.035cm solid #e88664"/>
    </style:style>
    <style:style style:name="Tableau1.A2" style:family="table-cell">
      <style:table-cell-properties fo:padding-left="0.191cm" fo:padding-right="0.191cm" fo:padding-top="0cm" fo:padding-bottom="0cm" fo:border="0.018cm solid #f0ae97"/>
    </style:style>
    <style:style style:name="P1" style:family="paragraph" style:parent-style-name="Standard">
      <style:paragraph-properties fo:text-align="center" style:justify-single-word="false"/>
    </style:style>
    <style:style style:name="P2" style:family="paragraph" style:parent-style-name="Standard">
      <style:text-properties fo:font-variant="small-caps" fo:color="#404040"/>
    </style:style>
    <style:style style:name="P3" style:family="paragraph" style:parent-style-name="Standard">
      <style:text-properties fo:font-variant="small-caps" fo:color="#404040" fo:font-weight="bold" style:font-weight-asian="bold" style:font-weight-complex="bold"/>
    </style:style>
    <style:style style:name="P4" style:family="paragraph" style:parent-style-name="Standard">
      <style:paragraph-properties fo:text-align="center" style:justify-single-word="false"/>
      <style:text-properties fo:font-variant="small-caps" fo:color="#404040" fo:font-weight="bold" style:font-weight-asian="bold" style:font-weight-complex="bold"/>
    </style:style>
    <style:style style:name="P5" style:family="paragraph" style:parent-style-name="Standard">
      <style:text-properties fo:font-style="italic" fo:font-weight="bold" style:font-style-asian="italic" style:font-weight-asian="bold"/>
    </style:style>
    <style:style style:name="P6" style:family="paragraph" style:parent-style-name="Standard">
      <style:text-properties fo:color="#8c3314" style:font-name="Calisto MT" fo:font-size="16pt" style:font-size-asian="16pt" style:font-size-complex="16pt"/>
    </style:style>
    <style:style style:name="P7" style:family="paragraph" style:parent-style-name="Standard">
      <style:text-properties fo:color="#8c3314" style:font-name="Calisto MT" fo:font-size="13pt" style:font-size-asian="13pt" style:font-size-complex="13pt"/>
    </style:style>
    <style:style style:name="P8" style:family="paragraph" style:parent-style-name="Standard">
      <style:text-properties fo:font-size="12pt" fo:font-style="italic" fo:font-weight="bold" style:font-size-asian="12pt" style:font-style-asian="italic" style:font-weight-asian="bold" style:font-size-complex="12pt"/>
    </style:style>
    <style:style style:name="P9" style:family="paragraph" style:parent-style-name="Standard">
      <style:paragraph-properties fo:break-before="page"/>
    </style:style>
    <style:style style:name="P10" style:family="paragraph" style:parent-style-name="Contents_20_Heading">
      <style:paragraph-properties fo:break-before="page"/>
    </style:style>
    <style:style style:name="P11" style:family="paragraph" style:parent-style-name="Standard">
      <style:paragraph-properties fo:margin-left="1.249cm" fo:margin-right="0cm" fo:text-indent="0cm" style:auto-text-indent="false"/>
    </style:style>
    <style:style style:name="P12" style:family="paragraph" style:parent-style-name="Contents_20_3">
      <style:paragraph-properties>
        <style:tab-stops>
          <style:tab-stop style:position="18.461cm" style:type="right" style:leader-style="dotted" style:leader-text="."/>
        </style:tab-stops>
      </style:paragraph-properties>
    </style:style>
    <style:style style:name="P13" style:family="paragraph" style:parent-style-name="List_20_Paragraph">
      <style:paragraph-properties fo:text-align="center" style:justify-single-word="false"/>
    </style:style>
    <style:style style:name="P14" style:family="paragraph" style:parent-style-name="List_20_Paragraph">
      <style:text-properties fo:font-size="12pt" fo:font-style="italic" fo:font-weight="bold" style:font-size-asian="12pt" style:font-style-asian="italic" style:font-weight-asian="bold" style:font-size-complex="12pt"/>
    </style:style>
    <style:style style:name="P15" style:family="paragraph" style:parent-style-name="List_20_Paragraph">
      <style:paragraph-properties fo:margin-left="2.54cm" fo:margin-right="0cm" fo:text-indent="0cm" style:auto-text-indent="false"/>
    </style:style>
    <style:style style:name="P16" style:family="paragraph" style:parent-style-name="List_20_Paragraph">
      <style:paragraph-properties fo:margin-left="1.884cm" fo:margin-right="0cm" fo:text-indent="0cm" style:auto-text-indent="false"/>
      <style:text-properties fo:font-weight="bold" style:font-weight-asian="bold"/>
    </style:style>
    <style:style style:name="P17" style:family="paragraph" style:parent-style-name="Contents_20_1">
      <style:paragraph-properties>
        <style:tab-stops>
          <style:tab-stop style:position="18.461cm" style:type="right" style:leader-style="dotted" style:leader-text="."/>
        </style:tab-stops>
      </style:paragraph-properties>
    </style:style>
    <style:style style:name="P18" style:family="paragraph" style:parent-style-name="Contents_20_2">
      <style:paragraph-properties>
        <style:tab-stops>
          <style:tab-stop style:position="18.461cm" style:type="right" style:leader-style="dotted" style:leader-text="."/>
        </style:tab-stops>
      </style:paragraph-properties>
    </style:style>
    <style:style style:name="P19" style:family="paragraph" style:parent-style-name="Text_20_body">
      <style:text-properties fo:font-weight="normal" style:font-weight-asian="normal" style:font-weight-complex="normal"/>
    </style:style>
    <style:style style:name="P20" style:family="paragraph" style:parent-style-name="Standard" style:master-page-name="First_20_Page">
      <style:paragraph-properties style:page-number="auto"/>
    </style:style>
    <style:style style:name="P21" style:family="paragraph" style:parent-style-name="Standard">
      <style:text-properties fo:font-weight="bold" style:font-weight-asian="bold" style:font-weight-complex="bold"/>
    </style:style>
    <style:style style:name="P22" style:family="paragraph" style:parent-style-name="Heading_20_1">
      <style:paragraph-properties fo:break-before="page"/>
    </style:style>
    <style:style style:name="P23" style:family="paragraph" style:parent-style-name="Heading_20_2">
      <style:paragraph-properties fo:break-before="page"/>
    </style:style>
    <style:style style:name="P24" style:family="paragraph" style:parent-style-name="List_20_Paragraph" style:list-style-name="WWNum1"/>
    <style:style style:name="P25" style:family="paragraph" style:parent-style-name="List_20_Paragraph" style:list-style-name="WWNum9"/>
    <style:style style:name="P26" style:family="paragraph" style:parent-style-name="List_20_Paragraph" style:list-style-name="WWNum11">
      <style:text-properties fo:font-style="italic" fo:font-weight="bold" style:font-style-asian="italic" style:font-weight-asian="bold"/>
    </style:style>
    <style:style style:name="P27" style:family="paragraph" style:parent-style-name="List_20_Paragraph" style:list-style-name="WWNum10">
      <style:text-properties fo:font-style="italic" fo:font-weight="bold" style:font-style-asian="italic" style:font-weight-asian="bold"/>
    </style:style>
    <style:style style:name="P28" style:family="paragraph" style:parent-style-name="List_20_Paragraph" style:list-style-name="WWNum10"/>
    <style:style style:name="P29" style:family="paragraph" style:parent-style-name="List_20_Paragraph" style:list-style-name="WWNum13"/>
    <style:style style:name="P30" style:family="paragraph" style:parent-style-name="List_20_Paragraph" style:list-style-name="WWNum12"/>
    <style:style style:name="P31" style:family="paragraph" style:parent-style-name="List_20_Paragraph" style:list-style-name="WWNum18"/>
    <style:style style:name="P32" style:family="paragraph" style:parent-style-name="List_20_Paragraph" style:list-style-name="WWNum14"/>
    <style:style style:name="P33" style:family="paragraph" style:parent-style-name="List_20_Paragraph" style:list-style-name="WWNum22"/>
    <style:style style:name="P34" style:family="paragraph" style:parent-style-name="List_20_Paragraph" style:list-style-name="WWNum24"/>
    <style:style style:name="P35" style:family="paragraph" style:parent-style-name="List_20_Paragraph" style:list-style-name="WWNum25"/>
    <style:style style:name="P36" style:family="paragraph" style:parent-style-name="List_20_Paragraph" style:list-style-name="WWNum23"/>
    <style:style style:name="P37" style:family="paragraph" style:parent-style-name="List_20_Paragraph" style:list-style-name="WWNum17"/>
    <style:style style:name="P38" style:family="paragraph" style:parent-style-name="List_20_Paragraph" style:list-style-name="WWNum26"/>
    <style:style style:name="P39" style:family="paragraph" style:parent-style-name="List_20_Paragraph" style:list-style-name="WWNum27"/>
    <style:style style:name="P40" style:family="paragraph" style:parent-style-name="List_20_Paragraph" style:list-style-name="WWNum30"/>
    <style:style style:name="P41" style:family="paragraph" style:parent-style-name="List_20_Paragraph" style:list-style-name="WWNum29"/>
    <style:style style:name="P42" style:family="paragraph" style:parent-style-name="List_20_Paragraph" style:list-style-name="WWNum16"/>
    <style:style style:name="P43" style:family="paragraph" style:parent-style-name="List_20_Paragraph" style:list-style-name="WWNum28"/>
    <style:style style:name="T1" style:family="text">
      <style:text-properties fo:font-style="italic" style:font-style-asian="italic"/>
    </style:style>
    <style:style style:name="T2" style:family="text">
      <style:text-properties fo:font-style="italic" fo:font-weight="bold" style:font-style-asian="italic" style:font-weight-asian="bold"/>
    </style:style>
    <style:style style:name="T3" style:family="text">
      <style:text-properties fo:font-style="italic" style:text-underline-style="solid" style:text-underline-width="auto" style:text-underline-color="font-color" fo:font-weight="bold" style:font-style-asian="italic" style:font-weight-asian="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fo:font-weight="bold" style:font-weight-asian="bold"/>
    </style:style>
    <style:style style:name="T7" style:family="text">
      <style:text-properties fo:color="#00000a" style:text-underline-style="non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Standard">PLANTET Loïc <text:tab/>TERRAIN Aurélien<text:tab/>3C-2</text:p>
      <text:p text:style-name="P10">Table des matières</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7"><text:a xlink:type="simple" xlink:href="#__RefHeading__1444_50306664" text:style-name="Internet_20_link" text:visited-style-name="Visited_20_Internet_20_Link">Evaluation<text:tab/>4</text:a></text:p>
          <text:p text:style-name="P17"><text:a xlink:type="simple" xlink:href="#__RefHeading__1446_50306664" text:style-name="Internet_20_link" text:visited-style-name="Visited_20_Internet_20_Link">Organisation des TD/TP<text:tab/>5</text:a></text:p>
          <text:p text:style-name="P18"><text:a xlink:type="simple" xlink:href="#__RefHeading__1448_50306664" text:style-name="Internet_20_link" text:visited-style-name="Visited_20_Internet_20_Link">Avant de commencer …<text:tab/>5</text:a></text:p>
          <text:p text:style-name="P18"><text:a xlink:type="simple" xlink:href="#__RefHeading__1450_50306664" text:style-name="Internet_20_link" text:visited-style-name="Visited_20_Internet_20_Link">A propos des TD/TP<text:tab/>5</text:a></text:p>
          <text:p text:style-name="P17"><text:a xlink:type="simple" xlink:href="#__RefHeading__1452_50306664" text:style-name="Internet_20_link" text:visited-style-name="Visited_20_Internet_20_Link">TD/TP 1 – Rappels<text:tab/>6</text:a></text:p>
          <text:p text:style-name="P18"><text:a xlink:type="simple" xlink:href="#__RefHeading__1454_50306664" text:style-name="Internet_20_link" text:visited-style-name="Visited_20_Internet_20_Link">Exercices<text:tab/>6</text:a></text:p>
          <text:p text:style-name="P12"><text:a xlink:type="simple" xlink:href="#__RefHeading__1456_50306664" text:style-name="Internet_20_link" text:visited-style-name="Visited_20_Internet_20_Link">Exercice 1 : Classe Abstraite, Interface &amp; Héritage<text:tab/>6</text:a></text:p>
          <text:p text:style-name="P12"><text:a xlink:type="simple" xlink:href="#__RefHeading__1458_50306664" text:style-name="Internet_20_link" text:visited-style-name="Visited_20_Internet_20_Link">Exercice 2 : Collections<text:tab/>6</text:a></text:p>
          <text:p text:style-name="P12"><text:a xlink:type="simple" xlink:href="#__RefHeading__1460_50306664" text:style-name="Internet_20_link" text:visited-style-name="Visited_20_Internet_20_Link">Exercice 3 : GUI – Visualisation de Widgets sous forme de table : implémentation partielle d’un agenda<text:tab/>7</text:a></text:p>
          <text:p text:style-name="P18"><text:a xlink:type="simple" xlink:href="#__RefHeading__1462_50306664" text:style-name="Internet_20_link" text:visited-style-name="Visited_20_Internet_20_Link">Aide<text:tab/>7</text:a></text:p>
          <text:p text:style-name="P18"><text:a xlink:type="simple" xlink:href="#__RefHeading__1464_50306664" text:style-name="Internet_20_link" text:visited-style-name="Visited_20_Internet_20_Link">Rapport<text:tab/>7</text:a></text:p>
          <text:p text:style-name="P12"><text:a xlink:type="simple" xlink:href="#__RefHeading__1466_50306664" text:style-name="Internet_20_link" text:visited-style-name="Visited_20_Internet_20_Link">Description des travaux<text:tab/>7</text:a></text:p>
          <text:p text:style-name="P12"><text:a xlink:type="simple" xlink:href="#__RefHeading__1468_50306664" text:style-name="Internet_20_link" text:visited-style-name="Visited_20_Internet_20_Link">Difficultés rencontrées<text:tab/>7</text:a></text:p>
          <text:p text:style-name="P17"><text:a xlink:type="simple" xlink:href="#__RefHeading__1470_50306664" text:style-name="Internet_20_link" text:visited-style-name="Visited_20_Internet_20_Link">TD/TP 2 – Gestion des erreurs, tests &amp; bonnes pratiques<text:tab/>8</text:a></text:p>
          <text:p text:style-name="P18"><text:a xlink:type="simple" xlink:href="#__RefHeading__1472_50306664" text:style-name="Internet_20_link" text:visited-style-name="Visited_20_Internet_20_Link">Exercices<text:tab/>8</text:a></text:p>
          <text:p text:style-name="P12"><text:a xlink:type="simple" xlink:href="#__RefHeading__1474_50306664" text:style-name="Internet_20_link" text:visited-style-name="Visited_20_Internet_20_Link">Exercice 1 : Tests unitaires et debugger<text:tab/>8</text:a></text:p>
          <text:p text:style-name="P12"><text:a xlink:type="simple" xlink:href="#__RefHeading__1476_50306664" text:style-name="Internet_20_link" text:visited-style-name="Visited_20_Internet_20_Link">Exercice 2 : Internationalisation<text:tab/>8</text:a></text:p>
          <text:p text:style-name="P12"><text:a xlink:type="simple" xlink:href="#__RefHeading__1478_50306664" text:style-name="Internet_20_link" text:visited-style-name="Visited_20_Internet_20_Link">Exercice 3 : Gestion des erreurs (Exceptions)<text:tab/>8</text:a></text:p>
          <text:p text:style-name="P12"><text:a xlink:type="simple" xlink:href="#__RefHeading__1480_50306664" text:style-name="Internet_20_link" text:visited-style-name="Visited_20_Internet_20_Link">Exercice 4 : GUI – Changer la langue d’une application<text:tab/>8</text:a></text:p>
          <text:p text:style-name="P12"><text:a xlink:type="simple" xlink:href="#__RefHeading__1482_50306664" text:style-name="Internet_20_link" text:visited-style-name="Visited_20_Internet_20_Link">Exercice 5 : Créer sa bibliothèque &amp; construire un livrable<text:tab/>8</text:a></text:p>
          <text:p text:style-name="P18"><text:a xlink:type="simple" xlink:href="#__RefHeading__1484_50306664" text:style-name="Internet_20_link" text:visited-style-name="Visited_20_Internet_20_Link">Rapport<text:tab/>8</text:a></text:p>
          <text:p text:style-name="P12"><text:a xlink:type="simple" xlink:href="#__RefHeading__1486_50306664" text:style-name="Internet_20_link" text:visited-style-name="Visited_20_Internet_20_Link">Description des travaux<text:tab/>8</text:a></text:p>
          <text:p text:style-name="P12"><text:a xlink:type="simple" xlink:href="#__RefHeading__1488_50306664" text:style-name="Internet_20_link" text:visited-style-name="Visited_20_Internet_20_Link">Difficultés rencontrées<text:tab/>8</text:a></text:p>
          <text:p text:style-name="P17"><text:a xlink:type="simple" xlink:href="#__RefHeading__1490_50306664" text:style-name="Internet_20_link" text:visited-style-name="Visited_20_Internet_20_Link">TD/TP 3 – Généricité, Collections &amp; Design patterns<text:tab/>9</text:a></text:p>
          <text:p text:style-name="P18"><text:a xlink:type="simple" xlink:href="#__RefHeading__1492_50306664" text:style-name="Internet_20_link" text:visited-style-name="Visited_20_Internet_20_Link">Exercices<text:tab/>9</text:a></text:p>
          <text:p text:style-name="P12"><text:a xlink:type="simple" xlink:href="#__RefHeading__1494_50306664" text:style-name="Internet_20_link" text:visited-style-name="Visited_20_Internet_20_Link">Exercice 0<text:tab/>9</text:a></text:p>
          <text:p text:style-name="P12"><text:a xlink:type="simple" xlink:href="#__RefHeading__1496_50306664" text:style-name="Internet_20_link" text:visited-style-name="Visited_20_Internet_20_Link">Exercice 1 : Généricité – Création d’un lecteur d’arguments <text:tab/>9</text:a></text:p>
          <text:p text:style-name="P12"><text:a xlink:type="simple" xlink:href="#__RefHeading__1498_50306664" text:style-name="Internet_20_link" text:visited-style-name="Visited_20_Internet_20_Link">Exercice 2 : Collections - créer une collection d’ExamEvent<text:tab/>9</text:a></text:p>
          <text:p text:style-name="P12"><text:a xlink:type="simple" xlink:href="#__RefHeading__1500_50306664" text:style-name="Internet_20_link" text:visited-style-name="Visited_20_Internet_20_Link">Exercice 3 : Design pattern<text:tab/>9</text:a></text:p>
          <text:p text:style-name="P12"><text:a xlink:type="simple" xlink:href="#__RefHeading__1502_50306664" text:style-name="Internet_20_link" text:visited-style-name="Visited_20_Internet_20_Link">Exercice 4 : GUI – Menu<text:tab/>9</text:a></text:p>
          <text:p text:style-name="P18"><text:a xlink:type="simple" xlink:href="#__RefHeading__1504_50306664" text:style-name="Internet_20_link" text:visited-style-name="Visited_20_Internet_20_Link">Aide<text:tab/>10</text:a></text:p>
          <text:p text:style-name="P18"><text:a xlink:type="simple" xlink:href="#__RefHeading__1506_50306664" text:style-name="Internet_20_link" text:visited-style-name="Visited_20_Internet_20_Link">Rapport<text:tab/>10</text:a></text:p>
          <text:p text:style-name="P12"><text:a xlink:type="simple" xlink:href="#__RefHeading__1508_50306664" text:style-name="Internet_20_link" text:visited-style-name="Visited_20_Internet_20_Link">Description des travaux (+réponses aux questions)<text:tab/>10</text:a></text:p>
          <text:p text:style-name="P12"><text:a xlink:type="simple" xlink:href="#__RefHeading__1510_50306664" text:style-name="Internet_20_link" text:visited-style-name="Visited_20_Internet_20_Link">Difficultés rencontrées<text:tab/>10</text:a></text:p>
          <text:p text:style-name="P17"><text:a xlink:type="simple" xlink:href="#__RefHeading__1512_50306664" text:style-name="Internet_20_link" text:visited-style-name="Visited_20_Internet_20_Link">TD/TP 4 – Les entrées / sorties<text:tab/>11</text:a></text:p>
          <text:p text:style-name="P18"><text:a xlink:type="simple" xlink:href="#__RefHeading__1514_50306664" text:style-name="Internet_20_link" text:visited-style-name="Visited_20_Internet_20_Link">Exercices<text:tab/>11</text:a></text:p>
          <text:p text:style-name="P12"><text:a xlink:type="simple" xlink:href="#__RefHeading__1516_50306664" text:style-name="Internet_20_link" text:visited-style-name="Visited_20_Internet_20_Link">Exercice 1 : Lire &amp; écrire un fichier XML<text:tab/>11</text:a></text:p>
          <text:p text:style-name="P12"><text:a xlink:type="simple" xlink:href="#__RefHeading__1518_50306664" text:style-name="Internet_20_link" text:visited-style-name="Visited_20_Internet_20_Link">Exercice 2: Créer et lire un fichier de configuration pour une application<text:tab/>11</text:a></text:p>
          <text:p text:style-name="P12"><text:a xlink:type="simple" xlink:href="#__RefHeading__1520_50306664" text:style-name="Internet_20_link" text:visited-style-name="Visited_20_Internet_20_Link">Exercice 3 : Sauvegarder et charger l’état d’une application<text:tab/>11</text:a></text:p>
          <text:p text:style-name="P12"><text:a xlink:type="simple" xlink:href="#__RefHeading__1522_50306664" text:style-name="Internet_20_link" text:visited-style-name="Visited_20_Internet_20_Link">Exercice 4 : GUI<text:tab/>11</text:a></text:p>
          <text:p text:style-name="P12"><text:soft-page-break/><text:a xlink:type="simple" xlink:href="#__RefHeading__1524_50306664" text:style-name="Internet_20_link" text:visited-style-name="Visited_20_Internet_20_Link">Exercice 5 - facultatif: Base de données <text:tab/>11</text:a></text:p>
          <text:p text:style-name="P18"><text:a xlink:type="simple" xlink:href="#__RefHeading__1526_50306664" text:style-name="Internet_20_link" text:visited-style-name="Visited_20_Internet_20_Link">Aide<text:tab/>11</text:a></text:p>
          <text:p text:style-name="P18"><text:a xlink:type="simple" xlink:href="#__RefHeading__1528_50306664" text:style-name="Internet_20_link" text:visited-style-name="Visited_20_Internet_20_Link">Rapport<text:tab/>11</text:a></text:p>
          <text:p text:style-name="P12"><text:a xlink:type="simple" xlink:href="#__RefHeading__1530_50306664" text:style-name="Internet_20_link" text:visited-style-name="Visited_20_Internet_20_Link">Description des travaux<text:tab/>11</text:a></text:p>
          <text:p text:style-name="P12"><text:a xlink:type="simple" xlink:href="#__RefHeading__1532_50306664" text:style-name="Internet_20_link" text:visited-style-name="Visited_20_Internet_20_Link">Difficultés rencontrées<text:tab/>11</text:a></text:p>
          <text:p text:style-name="P17"><text:a xlink:type="simple" xlink:href="#__RefHeading__1534_50306664" text:style-name="Internet_20_link" text:visited-style-name="Visited_20_Internet_20_Link">TD/TP 5 – Threads &amp; Calcul distribué<text:tab/>12</text:a></text:p>
          <text:p text:style-name="P18"><text:a xlink:type="simple" xlink:href="#__RefHeading__1536_50306664" text:style-name="Internet_20_link" text:visited-style-name="Visited_20_Internet_20_Link">Exercices<text:tab/>12</text:a></text:p>
          <text:p text:style-name="P12"><text:a xlink:type="simple" xlink:href="#__RefHeading__1538_50306664" text:style-name="Internet_20_link" text:visited-style-name="Visited_20_Internet_20_Link">Exercice 1 : Sauvegarde en tâche de fond<text:tab/>12</text:a></text:p>
          <text:p text:style-name="P12"><text:a xlink:type="simple" xlink:href="#__RefHeading__1540_50306664" text:style-name="Internet_20_link" text:visited-style-name="Visited_20_Internet_20_Link">Exercice 2 : ShutdownHook<text:tab/>12</text:a></text:p>
          <text:p text:style-name="P12"><text:a xlink:type="simple" xlink:href="#__RefHeading__1542_50306664" text:style-name="Internet_20_link" text:visited-style-name="Visited_20_Internet_20_Link">Exercice 2 : Lancer des calculs distribués<text:tab/>12</text:a></text:p>
          <text:p text:style-name="P12"><text:a xlink:type="simple" xlink:href="#__RefHeading__1544_50306664" text:style-name="Internet_20_link" text:visited-style-name="Visited_20_Internet_20_Link">Exercice 3 : GUI – configuration<text:tab/>12</text:a></text:p>
          <text:p text:style-name="P18"><text:a xlink:type="simple" xlink:href="#__RefHeading__1546_50306664" text:style-name="Internet_20_link" text:visited-style-name="Visited_20_Internet_20_Link">Rapport<text:tab/>12</text:a></text:p>
          <text:p text:style-name="P12"><text:a xlink:type="simple" xlink:href="#__RefHeading__1548_50306664" text:style-name="Internet_20_link" text:visited-style-name="Visited_20_Internet_20_Link">Description des travaux<text:tab/>12</text:a></text:p>
          <text:p text:style-name="P12"><text:a xlink:type="simple" xlink:href="#__RefHeading__1550_50306664" text:style-name="Internet_20_link" text:visited-style-name="Visited_20_Internet_20_Link">Difficultés rencontrées<text:tab/>12</text:a></text:p>
          <text:p text:style-name="P17"><text:a xlink:type="simple" xlink:href="#__RefHeading__1552_50306664" text:style-name="Internet_20_link" text:visited-style-name="Visited_20_Internet_20_Link">TD/TP 6 – Les applications en réseau<text:tab/>13</text:a></text:p>
          <text:p text:style-name="P18"><text:a xlink:type="simple" xlink:href="#__RefHeading__1554_50306664" text:style-name="Internet_20_link" text:visited-style-name="Visited_20_Internet_20_Link">Exercices<text:tab/>13</text:a></text:p>
          <text:p text:style-name="P12"><text:a xlink:type="simple" xlink:href="#__RefHeading__1556_50306664" text:style-name="Internet_20_link" text:visited-style-name="Visited_20_Internet_20_Link">Exercice 1 : Créer une application de Chat<text:tab/>13</text:a></text:p>
          <text:p text:style-name="P12"><text:a xlink:type="simple" xlink:href="#__RefHeading__1558_50306664" text:style-name="Internet_20_link" text:visited-style-name="Visited_20_Internet_20_Link">Exercice 2 : Créer une Shoutbox avec une servlet (ou une page JSP)<text:tab/>13</text:a></text:p>
          <text:p text:style-name="P18"><text:a xlink:type="simple" xlink:href="#__RefHeading__1560_50306664" text:style-name="Internet_20_link" text:visited-style-name="Visited_20_Internet_20_Link">Aide<text:tab/>13</text:a></text:p>
          <text:p text:style-name="P18"><text:a xlink:type="simple" xlink:href="#__RefHeading__1562_50306664" text:style-name="Internet_20_link" text:visited-style-name="Visited_20_Internet_20_Link">Rapport<text:tab/>13</text:a></text:p>
          <text:p text:style-name="P12"><text:a xlink:type="simple" xlink:href="#__RefHeading__1564_50306664" text:style-name="Internet_20_link" text:visited-style-name="Visited_20_Internet_20_Link">Description des travaux<text:tab/>13</text:a></text:p>
          <text:p text:style-name="P12"><text:a xlink:type="simple" xlink:href="#__RefHeading__1566_50306664" text:style-name="Internet_20_link" text:visited-style-name="Visited_20_Internet_20_Link">Difficultés rencontrées<text:tab/>13</text:a></text:p>
        </text:index-body>
      </text:table-of-content>
      <text:p text:style-name="Standard"><text:a xlink:type="simple" xlink:href="#_Toc430965353" text:style-name="Internet_20_link" text:visited-style-name="Visited_20_Internet_20_Link"/></text:p>
      <text:p text:style-name="Standard"/>
      <text:list xml:id="list4116020128522736924" text:style-name="Outline">
        <text:list-item>
          <text:h text:style-name="P22" text:outline-level="1"><text:bookmark-start text:name="__RefHeading__1444_50306664"/><text:bookmark-start text:name="_Toc430965353"/>Evaluation<text:bookmark-end text:name="__RefHeading__1444_50306664"/><text:bookmark-end text:name="_Toc430965353"/></text:h>
        </text:list-item>
      </text:list>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td /tp</text:p>
          </table:table-cell>
          <table:table-cell table:style-name="Tableau1.A1" office:value-type="string">
            <text:p text:style-name="P4">Note</text:p>
          </table:table-cell>
          <table:table-cell table:style-name="Tableau1.A1" office:value-type="string">
            <text:p text:style-name="P4">Commentaire</text:p>
          </table:table-cell>
        </table:table-row>
        <table:table-row table:style-name="Tableau1.1">
          <table:table-cell table:style-name="Tableau1.A2" office:value-type="string">
            <text:p text:style-name="P3">0 - Github</text:p>
          </table:table-cell>
          <table:table-cell table:style-name="Tableau1.A2" office:value-type="string">
            <text:p text:style-name="P2">/2</text:p>
          </table:table-cell>
          <table:table-cell table:style-name="Tableau1.A2" office:value-type="string">
            <text:p text:style-name="P2"/>
          </table:table-cell>
        </table:table-row>
        <table:table-row table:style-name="Tableau1.1">
          <table:table-cell table:style-name="Tableau1.A2" office:value-type="string">
            <text:p text:style-name="P3">1</text:p>
          </table:table-cell>
          <table:table-cell table:style-name="Tableau1.A2" office:value-type="string">
            <text:p text:style-name="P2">/3</text:p>
          </table:table-cell>
          <table:table-cell table:style-name="Tableau1.A2" office:value-type="string">
            <text:p text:style-name="P2"/>
          </table:table-cell>
        </table:table-row>
        <table:table-row table:style-name="Tableau1.1">
          <table:table-cell table:style-name="Tableau1.A2" office:value-type="string">
            <text:p text:style-name="P3">2</text:p>
          </table:table-cell>
          <table:table-cell table:style-name="Tableau1.A2" office:value-type="string">
            <text:p text:style-name="P2">/3</text:p>
          </table:table-cell>
          <table:table-cell table:style-name="Tableau1.A2" office:value-type="string">
            <text:p text:style-name="P2"/>
          </table:table-cell>
        </table:table-row>
        <table:table-row table:style-name="Tableau1.1">
          <table:table-cell table:style-name="Tableau1.A2" office:value-type="string">
            <text:p text:style-name="P3">3</text:p>
          </table:table-cell>
          <table:table-cell table:style-name="Tableau1.A2" office:value-type="string">
            <text:p text:style-name="P2">/3</text:p>
          </table:table-cell>
          <table:table-cell table:style-name="Tableau1.A2" office:value-type="string">
            <text:p text:style-name="P2"/>
          </table:table-cell>
        </table:table-row>
        <table:table-row table:style-name="Tableau1.1">
          <table:table-cell table:style-name="Tableau1.A2" office:value-type="string">
            <text:p text:style-name="P3">4</text:p>
          </table:table-cell>
          <table:table-cell table:style-name="Tableau1.A2" office:value-type="string">
            <text:p text:style-name="P2">/3 (+1)</text:p>
          </table:table-cell>
          <table:table-cell table:style-name="Tableau1.A2" office:value-type="string">
            <text:p text:style-name="P2"/>
          </table:table-cell>
        </table:table-row>
        <table:table-row table:style-name="Tableau1.1">
          <table:table-cell table:style-name="Tableau1.A2" office:value-type="string">
            <text:p text:style-name="P3">5</text:p>
          </table:table-cell>
          <table:table-cell table:style-name="Tableau1.A2" office:value-type="string">
            <text:p text:style-name="P2">/3</text:p>
          </table:table-cell>
          <table:table-cell table:style-name="Tableau1.A2" office:value-type="string">
            <text:p text:style-name="P2"/>
          </table:table-cell>
        </table:table-row>
        <table:table-row table:style-name="Tableau1.1">
          <table:table-cell table:style-name="Tableau1.A2" office:value-type="string">
            <text:p text:style-name="P3">6</text:p>
          </table:table-cell>
          <table:table-cell table:style-name="Tableau1.A2" office:value-type="string">
            <text:p text:style-name="P2">/3</text:p>
          </table:table-cell>
          <table:table-cell table:style-name="Tableau1.A2" office:value-type="string">
            <text:p text:style-name="P2"/>
          </table:table-cell>
        </table:table-row>
      </table:table>
      <text:p text:style-name="Standard"/>
      <text:p text:style-name="Standard"/>
      <text:list xml:id="list42691314" text:continue-numbering="true" text:style-name="Outline">
        <text:list-item>
          <text:h text:style-name="P22" text:outline-level="1"><text:bookmark-start text:name="__RefHeading__1446_50306664"/><text:bookmark-start text:name="_Toc430965354"/>Organisation des TD/TP<text:bookmark-end text:name="__RefHeading__1446_50306664"/><text:bookmark-end text:name="_Toc430965354"/></text:h>
          <text:list>
            <text:list-item>
              <text:h text:style-name="Heading_20_2" text:outline-level="2"/>
            </text:list-item>
            <text:list-item>
              <text:h text:style-name="Heading_20_2" text:outline-level="2"><text:bookmark-start text:name="__RefHeading__1448_50306664"/><text:bookmark-start text:name="_Toc430965355"/>Avant de commencer …<text:bookmark-end text:name="__RefHeading__1448_50306664"/><text:bookmark-end text:name="_Toc430965355"/></text:h>
            </text:list-item>
          </text:list>
        </text:list-item>
      </text:list>
      <text:p text:style-name="Standard"/>
      <text:list xml:id="list1555400142275208748" text:style-name="WWNum1">
        <text:list-item>
          <text:p text:style-name="P24">Ces TD/TP sont accompagnés des codes sources qu’il s’agit de compléter. </text:p>
        </text:list-item>
        <text:list-item>
          <text:p text:style-name="P24">Il est <text:span text:style-name="T6">obligatoire</text:span> de créer un compte <text:span text:style-name="T4">GitHub</text:span> (<text:span text:style-name="T2">https://github.com</text:span>) <text:s/>par groupe de travail (normalement un binôme) <text:span text:style-name="T6">avant</text:span> le premier TD/TP (vous fournirez les adresses à vos chargés de TD). Chaque semaine, vous y déposerez vos travaux. La documentation de <text:span text:style-name="T4">GitHub</text:span> est disponible sur <text:span text:style-name="T2">https://help.github.com/</text:span></text:p>
        </text:list-item>
        <text:list-item>
          <text:p text:style-name="P24">Une copie de ce document se trouve dans le dossier « <text:span text:style-name="T2">train</text:span> », il devra être complété (nom, prénom, email et groupe - en première page) et <text:span text:style-name="T1">versionné</text:span> au même titre que vos travaux. </text:p>
        </text:list-item>
        <text:list-item>
          <text:p text:style-name="P24">La hiérarchie de dossiers (<text:span text:style-name="T1">versionnées</text:span>) devra être la suivante (le fichier zip avec le premier TP respecte cette hiérarchie, il suffira de <text:span text:style-name="T1">versionner </text:span>son contenu) </text:p>
        </text:list-item>
      </text:list>
      <text:p text:style-name="P13"/>
      <text:p text:style-name="P13"/>
      <text:p text:style-name="P8">Dossiers </text:p>
      <text:p text:style-name="P14">Workspace Eclipse</text:p>
      <text:p text:style-name="P8">Fichiers</text:p>
      <text:list xml:id="list42681540" text:continue-list="list42691314" text:style-name="Outline">
        <text:list-item>
          <text:list>
            <text:list-item>
              <text:h text:style-name="Heading_20_2" text:outline-level="2"><text:bookmark-start text:name="__RefHeading__1450_50306664"/><text:bookmark-start text:name="_Toc430965356"/>A propos des TD/TP<text:bookmark-end text:name="__RefHeading__1450_50306664"/><text:bookmark-end text:name="_Toc430965356"/></text:h>
            </text:list-item>
          </text:list>
        </text:list-item>
      </text:list>
      <text:p text:style-name="Standard"/>
      <text:list xml:id="list42691151" text:continue-list="list1555400142275208748" text:style-name="WWNum1">
        <text:list-item>
          <text:p text:style-name="P24">A partir du TP 2, tous les codes fournis devront être <text:span text:style-name="T6">commentés</text:span> en <text:span text:style-name="T2">JavaDoc</text:span> et les classes que vous jugez critiques devront faire l’objet de <text:span text:style-name="T6">tests unitaires</text:span> (il faudra effectuer ce travail sur le TP1 également). Une note comprise entre 0,25 et 0,75 par TP sera donnée pour ce travail.</text:p>
        </text:list-item>
        <text:list-item>
          <text:p text:style-name="P24">Le code source à compléter est une base de travail, vous pouvez ajouter ou supprimer des objets.</text:p>
        </text:list-item>
        <text:list-item>
          <text:p text:style-name="P24">A l’issu de chaque TD/TP, vous <text:span text:style-name="T6">devez</text:span> compléter la partie « <text:span text:style-name="T2">rapport</text:span> » de ce document afin d’expliquer votre démarche et les difficultés rencontrées. Vous pouvez ajouter des diagrammes de classes et d’états. <text:s/></text:p>
        </text:list-item>
        <text:list-item>
          <text:p text:style-name="P24">Tous les TP sont basés sur le même code : chaque TP est donc une amélioration du TP précédent. Sur votre compte <text:span text:style-name="T2">GitHub</text:span>, il sera inutile de faire un dossier par TP, vous compléterez l’existant : suivez la hiérarchie de dossier proposée. </text:p>
        </text:list-item>
        <text:list-item>
          <text:p text:style-name="P24">La plupart des exercices seront utiles pour le projet.</text:p>
        </text:list-item>
      </text:list>
      <text:p text:style-name="Standard"/>
      <text:p text:style-name="Standard"/>
      <text:list xml:id="list42684000" text:continue-list="list42681540" text:style-name="Outline">
        <text:list-item>
          <text:h text:style-name="P22" text:outline-level="1"><text:bookmark-start text:name="__RefHeading__1452_50306664"/><text:bookmark-start text:name="_Toc430965357"/>TD/TP 1 – Rappels<text:bookmark-end text:name="__RefHeading__1452_50306664"/><text:bookmark-end text:name="_Toc430965357"/></text:h>
        </text:list-item>
      </text:list>
      <text:p text:style-name="Standard"/>
      <text:list xml:id="list42670863" text:continue-numbering="true" text:style-name="Outline">
        <text:list-item>
          <text:list>
            <text:list-item>
              <text:h text:style-name="Heading_20_2" text:outline-level="2"><text:bookmark-start text:name="__RefHeading__1454_50306664"/><text:bookmark-start text:name="_Toc430965358"/>Exercices<text:bookmark-end text:name="__RefHeading__1454_50306664"/><text:bookmark-end text:name="_Toc430965358"/></text:h>
            </text:list-item>
          </text:list>
        </text:list-item>
      </text:list>
      <text:p text:style-name="Standard"/>
      <text:list xml:id="list42673565" text:continue-numbering="true" text:style-name="Outline">
        <text:list-item>
          <text:list>
            <text:list-item>
              <text:list>
                <text:list-item>
                  <text:h text:style-name="Heading_20_3" text:outline-level="3"><text:bookmark-start text:name="__RefHeading__1456_50306664"/><text:bookmark-start text:name="_Toc430965359"/>Exercice 1 : Classe Abstraite, Interface &amp; Héritage<text:bookmark-end text:name="__RefHeading__1456_50306664"/><text:bookmark-end text:name="_Toc430965359"/></text:h>
                </text:list-item>
              </text:list>
            </text:list-item>
          </text:list>
        </text:list-item>
      </text:list>
      <text:p text:style-name="Standard">Pour l’exercice suivant les classes se situent dans les <text:span text:style-name="T1">packages</text:span> <text:span text:style-name="T2">edu.iut.app </text:span>et <text:span text:style-name="T2">edu.iut.gui.listeners</text:span></text:p>
      <text:list xml:id="list2657594191965973217" text:style-name="WWNum9">
        <text:list-item>
          <text:p text:style-name="P25">Compléter l’interface <text:span text:style-name="T2">IApplicationLogListener</text:span> ayant une méthode <text:span text:style-name="T2">void newMessage(String level, String message)</text:span></text:p>
        </text:list-item>
        <text:list-item>
          <text:p text:style-name="P25">Compléter une interface <text:span text:style-name="T2">IApplicationLog</text:span> ayant <text:s/>les méthodes suivantes</text:p>
        </text:list-item>
      </text:list>
      <text:list xml:id="list7496436816574428912" text:style-name="WWNum11">
        <text:list-item>
          <text:p text:style-name="P26">void setMessage(String message)</text:p>
        </text:list-item>
        <text:list-item>
          <text:p text:style-name="P26">String getMessage()</text:p>
        </text:list-item>
        <text:list-item>
          <text:p text:style-name="P26">void addListener(IApplicationLogListener listener)</text:p>
        </text:list-item>
        <text:list-item>
          <text:p text:style-name="P26">IApplicationLogListener[] getpplicationLogListeners() </text:p>
        </text:list-item>
      </text:list>
      <text:p text:style-name="P15"/>
      <text:list xml:id="list42689176" text:continue-list="list2657594191965973217" text:style-name="WWNum9">
        <text:list-item>
          <text:p text:style-name="P25">Compléter la classe <text:span text:style-name="T2">AbstractApplicationLog</text:span> implémentant l’interface <text:span text:style-name="T2">IApplicationLog</text:span></text:p>
          <text:list>
            <text:list-item>
              <text:p text:style-name="P25">La méthode <text:span text:style-name="T2">setMessage</text:span> sera abstraite</text:p>
            </text:list-item>
            <text:list-item>
              <text:p text:style-name="P25">Cette classe devra contenir un tableau de <text:span text:style-name="T2">IApplicationLogListener </text:span>(sous forme de collection) avec une méthode d’ajout et une méthode permettant d’obtenir le tableau/</text:p>
            </text:list-item>
          </text:list>
        </text:list-item>
        <text:list-item>
          <text:p text:style-name="P25">Compléter les classes <text:span text:style-name="T2">ApplicationErrorLog, ApplicationWarningsLog, ApplicationInfoLog</text:span> dérivant de <text:s/><text:span text:style-name="T2">AbstractApplicationLog </text:span></text:p>
          <text:list>
            <text:list-item>
              <text:p text:style-name="P25">Ces classes devront contenir un tableau de <text:span text:style-name="T2">IApplicationLogListener </text:span>(sous forme de collection)</text:p>
            </text:list-item>
            <text:list-item>
              <text:p text:style-name="P25">La méthode <text:span text:style-name="T2">setMessage</text:span> doit appeler la méthode <text:span text:style-name="T2">newMessage</text:span> de chaque élément du tableau de <text:span text:style-name="T2">IApplicationLogListener</text:span> et conserver le message</text:p>
            </text:list-item>
          </text:list>
        </text:list-item>
        <text:list-item>
          <text:p text:style-name="P25">Compléter la boîte de dialogue abstraite <text:span text:style-name="T2">AbstractApplicationMessageDialog</text:span> implémentant l’interface <text:span text:style-name="T2">IApplicationLogListener</text:span></text:p>
          <text:list>
            <text:list-item>
              <text:p text:style-name="P25">ajouter une méthode abstraite <text:span text:style-name="T2">void showMessage( )</text:span>, cette méthode doit être accessible par les classe filles seulement. </text:p>
            </text:list-item>
            <text:list-item>
              <text:p text:style-name="P25">la méthode <text:span text:style-name="T2">void newMessage(String message) </text:span>doit appeler la méthode <text:span text:style-name="T2">showMessage( )</text:span></text:p>
            </text:list-item>
          </text:list>
        </text:list-item>
        <text:list-item>
          <text:p text:style-name="P25">Compléter les 3 boites de dialogue dérivant de <text:span text:style-name="T2">AbstractApplicationMessageDialog </text:span>:</text:p>
          <text:list>
            <text:list-item>
              <text:p text:style-name="P25"><text:span text:style-name="T2">ApplicationErrorMessageDialog , </text:span>affichant un message d’erreur</text:p>
            </text:list-item>
            <text:list-item>
              <text:p text:style-name="P25"><text:span text:style-name="T2">ApplicationWarningMessageDialog</text:span>, affichant un avertissement</text:p>
            </text:list-item>
            <text:list-item>
              <text:p text:style-name="P25"><text:span text:style-name="T2">ApplicationInfoMessageDialog</text:span>, affichant un message</text:p>
            </text:list-item>
          </text:list>
        </text:list-item>
      </text:list>
      <text:list xml:id="list42682983" text:continue-list="list42673565" text:style-name="Outline">
        <text:list-item>
          <text:list>
            <text:list-item>
              <text:list>
                <text:list-item>
                  <text:h text:style-name="Heading_20_3" text:outline-level="3"/>
                </text:list-item>
                <text:list-item>
                  <text:h text:style-name="Heading_20_3" text:outline-level="3"><text:bookmark-start text:name="__RefHeading__1458_50306664"/><text:bookmark-start text:name="_Toc430965360"/>Exercice 2 : Collections<text:bookmark-end text:name="__RefHeading__1458_50306664"/><text:bookmark-end text:name="_Toc430965360"/></text:h>
                </text:list-item>
              </text:list>
            </text:list-item>
          </text:list>
        </text:list-item>
      </text:list>
      <text:p text:style-name="Standard">Créer une table de logs <text:span text:style-name="T2">ApplicationLogs</text:span></text:p>
      <text:list xml:id="list7243158102906760563" text:style-name="WWNum10">
        <text:list-item>
          <text:p text:style-name="P28">La classe <text:span text:style-name="T2">ApplicationLogs </text:span>doit dériver d’une Collection représentant un tableau de <text:span text:style-name="T2">IApplicationLog</text:span></text:p>
        </text:list-item>
        <text:list-item>
          <text:p text:style-name="P28">Implémenter les fonctions suivantes permettant de catégoriser les erreurs</text:p>
          <text:list>
            <text:list-item>
              <text:p text:style-name="P27">ArrayList&lt;IApplicationLog&gt; getErrors(),</text:p>
            </text:list-item>
            <text:list-item>
              <text:p text:style-name="P27">ArrayList&lt;IApplicationLog&gt; getWarnings()</text:p>
            </text:list-item>
            <text:list-item>
              <text:p text:style-name="P27">ArrayList&lt;IApplicationLog&gt; getInfos()</text:p>
            </text:list-item>
          </text:list>
        </text:list-item>
      </text:list>
      <text:p text:style-name="Standard"><text:soft-page-break/></text:p>
      <text:list xml:id="list42686634" text:continue-list="list42682983" text:style-name="Outline">
        <text:list-item>
          <text:list>
            <text:list-item>
              <text:list>
                <text:list-item>
                  <text:h text:style-name="Heading_20_3" text:outline-level="3"><text:bookmark-start text:name="__RefHeading__1460_50306664"/><text:bookmark-start text:name="_Toc430965361"/>Exercice 3 : GUI – Visualisation de Widgets sous forme de table : implémentation partielle d’un agenda<text:bookmark-end text:name="__RefHeading__1460_50306664"/><text:bookmark-end text:name="_Toc430965361"/></text:h>
                </text:list-item>
              </text:list>
            </text:list-item>
          </text:list>
        </text:list-item>
      </text:list>
      <text:list xml:id="list6820022640211060212" text:style-name="WWNum13">
        <text:list-item>
          <text:p text:style-name="P29">Implémenter 3 vues (Mois / Semaine / Jour) : classes <text:span text:style-name="T2">EventPanel, MonthPanel, WeekPanel, DayPanel</text:span></text:p>
        </text:list-item>
        <text:list-item>
          <text:p text:style-name="P29">Trouver un <text:span text:style-name="T1">Layout </text:span>permettant de superposer ces trois vues : classe <text:span text:style-name="T2">SchedulerFrame</text:span></text:p>
        </text:list-item>
        <text:list-item>
          <text:p text:style-name="P29">Créer une <text:span text:style-name="T2">Factory </text:span>(classe<text:span text:style-name="T2"> AgendaPanelFactory</text:span>)<text:span text:style-name="T2"> </text:span>permettant de gérer les trois classes <text:s/><text:span text:style-name="T2">MonthPanel, WeekPanel, DayPanel</text:span></text:p>
        </text:list-item>
        <text:list-item>
          <text:p text:style-name="P29">Créer une Panel permettant de gérer les vues <text:span text:style-name="T2">MonthPanel, WeekPanel, DayPanel : </text:span>en cliquant sur un bouton ‘<text:span text:style-name="T2">next</text:span>’ nous devons pouvoir voyager entre les vues</text:p>
        </text:list-item>
      </text:list>
      <text:p text:style-name="Standard"/>
      <text:list xml:id="list42678015" text:continue-list="list42686634" text:style-name="Outline">
        <text:list-item>
          <text:list>
            <text:list-item>
              <text:h text:style-name="Heading_20_2" text:outline-level="2"><text:bookmark-start text:name="__RefHeading__1462_50306664"/><text:bookmark-start text:name="_Toc430965362"/>Aide<text:bookmark-end text:name="__RefHeading__1462_50306664"/><text:bookmark-end text:name="_Toc430965362"/></text:h>
            </text:list-item>
          </text:list>
        </text:list-item>
      </text:list>
      <text:list xml:id="list2063018647378125949" text:style-name="WWNum12">
        <text:list-item>
          <text:p text:style-name="P30">Operateur <text:span text:style-name="T2">instanceof</text:span></text:p>
        </text:list-item>
        <text:list-item>
          <text:p text:style-name="P30"><text:span text:style-name="T2">JOptionPane </text:span>: </text:p>
        </text:list-item>
      </text:list>
      <text:p text:style-name="List_20_Paragraph"><text:a xlink:type="simple" xlink:href="https://openclassrooms.com/courses/apprenez-a-programmer-en-java/les-menus-et-boites-de-dialogue" text:style-name="Internet_20_link" text:visited-style-name="Visited_20_Internet_20_Link">https://openclassrooms.com/courses/apprenez-a-programmer-en-java/les-menus-et-boites-de-dialogue</text:a></text:p>
      <text:list xml:id="list42676761" text:continue-list="list42678015" text:style-name="Outline">
        <text:list-item>
          <text:list>
            <text:list-item>
              <text:h text:style-name="Heading_20_2" text:outline-level="2"><text:bookmark-start text:name="__RefHeading__1464_50306664"/><text:bookmark-start text:name="_Toc430965363"/>Rapport<text:bookmark-end text:name="__RefHeading__1464_50306664"/><text:bookmark-end text:name="_Toc430965363"/></text:h>
            </text:list-item>
          </text:list>
        </text:list-item>
      </text:list>
      <text:p text:style-name="Standard"/>
      <text:list xml:id="list42674742" text:continue-numbering="true" text:style-name="Outline">
        <text:list-item>
          <text:list>
            <text:list-item>
              <text:list>
                <text:list-item>
                  <text:h text:style-name="Heading_20_3" text:outline-level="3"><text:bookmark-start text:name="__RefHeading__1466_50306664"/><text:bookmark-start text:name="_Toc430965364"/>Description des travaux<text:bookmark-end text:name="__RefHeading__1466_50306664"/><text:bookmark-end text:name="_Toc430965364"/></text:h>
                </text:list-item>
              </text:list>
            </text:list-item>
          </text:list>
        </text:list-item>
      </text:list>
      <text:p text:style-name="Text_20_body"><text:tab/>Exercice 1 terminé le n°2 et 3 ont posé des problèmes et ne sont pas fonctionnels</text:p>
      <text:list xml:id="list42680977" text:continue-numbering="true" text:style-name="Outline">
        <text:list-item>
          <text:list>
            <text:list-item>
              <text:list>
                <text:list-item>
                  <text:h text:style-name="Heading_20_3" text:outline-level="3"/>
                </text:list-item>
                <text:list-item>
                  <text:h text:style-name="Heading_20_3" text:outline-level="3"><text:bookmark-start text:name="__RefHeading__1468_50306664"/><text:bookmark-start text:name="_Toc430965365"/>Difficultés rencontrées<text:bookmark-end text:name="__RefHeading__1468_50306664"/><text:bookmark-end text:name="_Toc430965365"/></text:h>
                </text:list-item>
              </text:list>
            </text:list-item>
          </text:list>
        </text:list-item>
      </text:list>
      <text:p text:style-name="Standard"><text:tab/>Exercice 2 et 3+ mise en place de github à la maison (réglé)</text:p>
      <text:p text:style-name="P9"/>
      <text:list xml:id="list42696862" text:continue-numbering="true" text:style-name="Outline">
        <text:list-item>
          <text:h text:style-name="Heading_20_1" text:outline-level="1"><text:bookmark-start text:name="__RefHeading__1470_50306664"/><text:bookmark-start text:name="_Toc430965366"/>TD/TP 2 – Gestion des erreurs, tests &amp; bonnes pratiques<text:bookmark-end text:name="__RefHeading__1470_50306664"/><text:bookmark-end text:name="_Toc430965366"/></text:h>
          <text:list>
            <text:list-item>
              <text:h text:style-name="Heading_20_2" text:outline-level="2"/>
            </text:list-item>
            <text:list-item>
              <text:h text:style-name="Heading_20_2" text:outline-level="2"><text:bookmark-start text:name="__RefHeading__1472_50306664"/><text:bookmark-start text:name="_Toc430965367"/>Exercices<text:bookmark-end text:name="__RefHeading__1472_50306664"/><text:bookmark-end text:name="_Toc430965367"/></text:h>
            </text:list-item>
          </text:list>
        </text:list-item>
      </text:list>
      <text:p text:style-name="Standard"/>
      <text:list xml:id="list42685836" text:continue-numbering="true" text:style-name="Outline">
        <text:list-item>
          <text:list>
            <text:list-item>
              <text:list>
                <text:list-item>
                  <text:h text:style-name="Heading_20_3" text:outline-level="3"><text:bookmark-start text:name="__RefHeading__1474_50306664"/><text:bookmark-start text:name="_Toc430965368"/>Exercice 1 : Tests unitaires et <text:span text:style-name="T1">debugger</text:span><text:bookmark-end text:name="__RefHeading__1474_50306664"/><text:bookmark-end text:name="_Toc430965368"/></text:h>
                </text:list-item>
              </text:list>
            </text:list-item>
          </text:list>
        </text:list-item>
      </text:list>
      <text:list xml:id="list3143809634513460019" text:style-name="WWNum18">
        <text:list-item>
          <text:p text:style-name="P31">Pour chaque classe ‘non graphique’ du TP, créer un test unitaire. </text:p>
        </text:list-item>
        <text:list-item>
          <text:p text:style-name="P31">A l’aide du débugger, trouver l’(es) erreur(s) introduite(s) dans le code du TP2.</text:p>
        </text:list-item>
      </text:list>
      <text:p text:style-name="Standard"/>
      <text:list xml:id="list42695732" text:continue-list="list42685836" text:style-name="Outline">
        <text:list-item>
          <text:list>
            <text:list-item>
              <text:list>
                <text:list-item>
                  <text:h text:style-name="Heading_20_3" text:outline-level="3"><text:bookmark-start text:name="__RefHeading__1476_50306664"/><text:bookmark-start text:name="_Toc430965369"/>Exercice 2 : Internationalisation<text:bookmark-end text:name="__RefHeading__1476_50306664"/><text:bookmark-end text:name="_Toc430965369"/></text:h>
                </text:list-item>
              </text:list>
            </text:list-item>
          </text:list>
        </text:list-item>
      </text:list>
      <text:p text:style-name="Standard">Créer un <text:span text:style-name="T2">Singleton</text:span> session, permettant de gérer l’internationalisation (français / anglais) <text:span text:style-name="T2">edu.iut.app.ApplicationSession</text:span></text:p>
      <text:p text:style-name="Standard"/>
      <text:list xml:id="list42688473" text:continue-numbering="true" text:style-name="Outline">
        <text:list-item>
          <text:list>
            <text:list-item>
              <text:list>
                <text:list-item>
                  <text:h text:style-name="Heading_20_3" text:outline-level="3"><text:bookmark-start text:name="__RefHeading__1478_50306664"/><text:bookmark-start text:name="_Toc430965370"/>Exercice 3 : Gestion des erreurs (Exceptions)<text:bookmark-end text:name="__RefHeading__1478_50306664"/><text:bookmark-end text:name="_Toc430965370"/></text:h>
                </text:list-item>
              </text:list>
            </text:list-item>
          </text:list>
        </text:list-item>
      </text:list>
      <text:list xml:id="list4027253642344628744" text:style-name="WWNum14">
        <text:list-item>
          <text:p text:style-name="P32">Créer vos propres classes d’exceptions : créer une classe <text:span text:style-name="T2">IUTException</text:span> de laquelle dériveront toutes vos futures classes d’exception. <text:span text:style-name="T2">IUTException </text:span>devra pouvoir ‘logger’ les erreurs : en vous appuyant sur la classe de Session pour initialiser le <text:span text:style-name="T2">logger</text:span>.</text:p>
        </text:list-item>
        <text:list-item>
          <text:p text:style-name="P32">Dans le TP1, nous avons créé les classes <text:span text:style-name="T2">ApplicationErrorLog, ApplicationWarningsLog, ApplicationInfoLog</text:span> permettant une gestion avancée des erreurs utilisant des <text:span text:style-name="T2">listeners</text:span> (permettant d’afficher des messages à l’écran). Il faudrait que ces messages soient aussi ‘<text:span text:style-name="T2">loggés</text:span>’ : modifier ces classes afin d’utiliser un <text:span text:style-name="T2">logger</text:span> initialiser dans la session.</text:p>
        </text:list-item>
      </text:list>
      <text:p text:style-name="Standard"/>
      <text:list xml:id="list42669637" text:continue-list="list42688473" text:style-name="Outline">
        <text:list-item>
          <text:list>
            <text:list-item>
              <text:list>
                <text:list-item>
                  <text:h text:style-name="Heading_20_3" text:outline-level="3"><text:bookmark-start text:name="__RefHeading__1480_50306664"/><text:bookmark-start text:name="_Toc430965371"/>Exercice 4 : GUI – Changer la langue d’une application<text:bookmark-end text:name="__RefHeading__1480_50306664"/><text:bookmark-end text:name="_Toc430965371"/></text:h>
                </text:list-item>
              </text:list>
            </text:list-item>
          </text:list>
        </text:list-item>
      </text:list>
      <text:p text:style-name="Standard">En vous appuyant sur le code d’internationalisation de la session, faite en sorte que les éléments affichés (dans l’interface) ou dans les erreurs, soient dépendant de <text:span text:style-name="T2">Locale</text:span> (autrement dit, l’application devra pouvoir afficher de l’anglais et du français sans avoir été recompilée).</text:p>
      <text:p text:style-name="Standard"/>
      <text:list xml:id="list42686047" text:continue-numbering="true" text:style-name="Outline">
        <text:list-item>
          <text:list>
            <text:list-item>
              <text:list>
                <text:list-item>
                  <text:h text:style-name="Heading_20_3" text:outline-level="3"><text:bookmark-start text:name="__RefHeading__1482_50306664"/><text:bookmark-start text:name="_Toc430965372"/>Exercice 5 : Créer sa bibliothèque &amp; construire un livrable<text:bookmark-end text:name="__RefHeading__1482_50306664"/><text:bookmark-end text:name="_Toc430965372"/></text:h>
                </text:list-item>
              </text:list>
            </text:list-item>
          </text:list>
        </text:list-item>
      </text:list>
      <text:p text:style-name="Standard">A l’aide d’<text:span text:style-name="T2">Eclipse</text:span>, créer une application (un ‘<text:span text:style-name="T2">.jar</text:span>’) livrable (à vos chargés de TD par exemple)</text:p>
      <text:p text:style-name="Standard"><text:span text:style-name="T2">Ce livrable devra désormais être disponible tout le temps (pour chaque TD/TP ou à chaque évolution majeur de vos codes, il faudra le reconstruire). Il faut donc le ‘versionner’ dans le dossier </text:span><text:span text:style-name="T3">train</text:span><text:span text:style-name="T2">. Les scripts ‘run.sh’ et ‘run.bat’ permettent d’exécuter votre application.</text:span></text:p>
      <text:p text:style-name="Standard"/>
      <text:list xml:id="list42669476" text:continue-numbering="true" text:style-name="Outline">
        <text:list-item>
          <text:list>
            <text:list-item>
              <text:h text:style-name="Heading_20_2" text:outline-level="2"><text:bookmark-start text:name="__RefHeading__1484_50306664"/><text:bookmark-start text:name="_Toc430965373"/>Rapport<text:bookmark-end text:name="__RefHeading__1484_50306664"/><text:bookmark-end text:name="_Toc430965373"/></text:h>
            </text:list-item>
          </text:list>
        </text:list-item>
      </text:list>
      <text:p text:style-name="Standard"/>
      <text:list xml:id="list42671114" text:continue-numbering="true" text:style-name="Outline">
        <text:list-item>
          <text:list>
            <text:list-item>
              <text:list>
                <text:list-item>
                  <text:h text:style-name="Heading_20_3" text:outline-level="3"><text:bookmark-start text:name="__RefHeading__1486_50306664"/><text:bookmark-start text:name="_Toc430965374"/>Description des travaux<text:bookmark-end text:name="__RefHeading__1486_50306664"/><text:bookmark-end text:name="_Toc430965374"/></text:h>
                </text:list-item>
              </text:list>
            </text:list-item>
          </text:list>
        </text:list-item>
      </text:list>
      <text:p text:style-name="Text_20_body"><text:tab/>Exercices 2 et 3, les autres ont été trop difficiles et/ou incompréhensibles</text:p>
      <text:list xml:id="list42677098" text:continue-numbering="true" text:style-name="Outline">
        <text:list-item>
          <text:list>
            <text:list-item>
              <text:list>
                <text:list-item>
                  <text:h text:style-name="Heading_20_3" text:outline-level="3"><text:bookmark-start text:name="__RefHeading__1488_50306664"/><text:bookmark-start text:name="_Toc430965375"/>Difficultés rencontrées<text:bookmark-end text:name="__RefHeading__1488_50306664"/><text:bookmark-end text:name="_Toc430965375"/></text:h>
                </text:list-item>
              </text:list>
            </text:list-item>
          </text:list>
        </text:list-item>
      </text:list>
      <text:p text:style-name="Standard"><text:tab/>Comprendre le TP, récupérer les dossiers de github pour travailler chez soi est trop laborieux et certaines fonctionnalités ne marchent plus après. </text:p>
      <text:p text:style-name="Standard"/>
      <text:list xml:id="list42682366" text:continue-numbering="true" text:style-name="Outline">
        <text:list-item>
          <text:list>
            <text:list-item>
              <text:h text:style-name="Heading_20_2" text:outline-level="2"/>
            </text:list-item>
          </text:list>
        </text:list-item>
      </text:list>
      <text:p text:style-name="Standard"/>
      <text:p text:style-name="Standard"/>
      <text:list xml:id="list42674903" text:continue-numbering="true" text:style-name="Outline">
        <text:list-item>
          <text:h text:style-name="P22" text:outline-level="1"><text:bookmark-start text:name="__RefHeading__1490_50306664"/><text:bookmark-start text:name="_Toc430965376"/>TD/TP 3 – Généricité, Collections &amp; <text:span text:style-name="T1">Design patterns</text:span><text:bookmark-end text:name="__RefHeading__1490_50306664"/><text:bookmark-end text:name="_Toc430965376"/></text:h>
        </text:list-item>
      </text:list>
      <text:p text:style-name="Standard"/>
      <text:list xml:id="list42684035" text:continue-numbering="true" text:style-name="Outline">
        <text:list-item>
          <text:list>
            <text:list-item>
              <text:h text:style-name="Heading_20_2" text:outline-level="2"><text:bookmark-start text:name="__RefHeading__1492_50306664"/><text:bookmark-start text:name="_Toc430965377"/>Exercices<text:bookmark-end text:name="__RefHeading__1492_50306664"/><text:bookmark-end text:name="_Toc430965377"/></text:h>
              <text:list>
                <text:list-item>
                  <text:h text:style-name="Heading_20_3" text:outline-level="3"/>
                </text:list-item>
                <text:list-item>
                  <text:h text:style-name="Heading_20_3" text:outline-level="3"><text:bookmark-start text:name="__RefHeading__1494_50306664"/><text:bookmark-start text:name="_Toc430965378"/>Exercice 0<text:bookmark-end text:name="__RefHeading__1494_50306664"/><text:bookmark-end text:name="_Toc430965378"/></text:h>
                </text:list-item>
              </text:list>
            </text:list-item>
          </text:list>
        </text:list-item>
      </text:list>
      <text:p text:style-name="Standard">Pourquoi, dans le TP1, a-t-on créé un <text:span text:style-name="T2">Singleton</text:span> (classe <text:span text:style-name="T2">ApplicationSession</text:span>) ?</text:p>
      <text:p text:style-name="P21"/>
      <text:p text:style-name="Standard"/>
      <text:list xml:id="list42677513" text:continue-numbering="true" text:style-name="Outline">
        <text:list-item>
          <text:list>
            <text:list-item>
              <text:list>
                <text:list-item>
                  <text:h text:style-name="Heading_20_3" text:outline-level="3"><text:bookmark-start text:name="__RefHeading__1496_50306664"/><text:bookmark-start text:name="_Toc430965379"/>Exercice 1 : Généricité – Création d’un lecteur d’arguments<text:bookmark-end text:name="_Toc430965379"/> <text:bookmark-end text:name="__RefHeading__1496_50306664"/></text:h>
                </text:list-item>
              </text:list>
            </text:list-item>
          </text:list>
        </text:list-item>
      </text:list>
      <text:list xml:id="list5117719995656507897" text:style-name="WWNum22">
        <text:list-item>
          <text:p text:style-name="P33">Créer une classe générique <text:span text:style-name="T4">Option, </text:span>Les options peuvent être des booléens, des entiers, des réels, des chaînes de caractères ou encore des fichiers. Une option est caractérisée par <text:s/>une clé, une valeur et la description de l’option (Note : pensez à l’internationalisation). Ici vous devrez travailler sur la classe <text:span text:style-name="T2">CommandLineOption.</text:span> </text:p>
        </text:list-item>
        <text:list-item>
          <text:p text:style-name="P33">Créer une classe <text:span text:style-name="T1"><text:s/></text:span><text:span text:style-name="T2">CommandLineParser</text:span></text:p>
        </text:list-item>
        <text:list-item>
          <text:p text:style-name="P33">Modifier le programme principal pour utiliser votre <text:span text:style-name="T2">parser</text:span> d’options</text:p>
        </text:list-item>
      </text:list>
      <text:p text:style-name="Standard"/>
      <text:list xml:id="list42674771" text:continue-list="list42677513" text:style-name="Outline">
        <text:list-item>
          <text:list>
            <text:list-item>
              <text:list>
                <text:list-item>
                  <text:h text:style-name="Heading_20_3" text:outline-level="3"><text:bookmark-start text:name="__RefHeading__1498_50306664"/><text:bookmark-start text:name="_Toc430965380"/>Exercice 2 : Collections - créer une collection d’<text:span text:style-name="T2">ExamEvent</text:span><text:bookmark-end text:name="__RefHeading__1498_50306664"/><text:bookmark-end text:name="_Toc430965380"/></text:h>
                </text:list-item>
              </text:list>
            </text:list-item>
          </text:list>
        </text:list-item>
      </text:list>
      <text:list xml:id="list7120116511206571383" text:style-name="WWNum24">
        <text:list-item>
          <text:p text:style-name="P34">Créer les classes :</text:p>
        </text:list-item>
      </text:list>
      <text:list xml:id="list1021846373619006998" text:style-name="WWNum25">
        <text:list-item>
          <text:list>
            <text:list-item>
              <text:p text:style-name="P35">Person, </text:p>
            </text:list-item>
            <text:list-item>
              <text:p text:style-name="P35">Classroom, </text:p>
            </text:list-item>
            <text:list-item>
              <text:p text:style-name="P35">Document </text:p>
            </text:list-item>
            <text:list-item>
              <text:p text:style-name="P35">… toutes celles qui vous semblent nécessaires</text:p>
            </text:list-item>
          </text:list>
        </text:list-item>
      </text:list>
      <text:list xml:id="list42678178" text:continue-list="list7120116511206571383" text:style-name="WWNum24">
        <text:list-item>
          <text:p text:style-name="P34">Créer la classe <text:span text:style-name="T2">ExamEvent</text:span> (cette classe doit répondre à la problématique soumise dans le projet … à vous d’en faire le <text:span text:style-name="T2">design</text:span>). Elle doit contenir a minima un objet <text:span text:style-name="T2">Person</text:span> (celle passant l’examen), une collection de <text:span text:style-name="T2">Person</text:span> (le jury), un objet <text:span text:style-name="T2">Classroom</text:span> et naturellement toutes les informations ‘normales’ pour évènement.</text:p>
        </text:list-item>
        <text:list-item>
          <text:p text:style-name="P34">Créer la class <text:span text:style-name="T2">Agenda </text:span>dérivant d’une collection d’<text:span text:style-name="T2">ExamEvent</text:span> </text:p>
        </text:list-item>
      </text:list>
      <text:p text:style-name="Standard"/>
      <text:list xml:id="list42684700" text:continue-list="list42674771" text:style-name="Outline">
        <text:list-item>
          <text:list>
            <text:list-item>
              <text:list>
                <text:list-item>
                  <text:h text:style-name="Heading_20_3" text:outline-level="3"><text:bookmark-start text:name="__RefHeading__1500_50306664"/><text:bookmark-start text:name="_Toc430965381"/>Exercice 3 : Design pattern<text:bookmark-end text:name="__RefHeading__1500_50306664"/><text:bookmark-end text:name="_Toc430965381"/></text:h>
                </text:list-item>
              </text:list>
            </text:list-item>
          </text:list>
        </text:list-item>
      </text:list>
      <text:p text:style-name="Standard">Créer un Filtre (voir aide) sur la collection <text:span text:style-name="T2">ExamEvents</text:span></text:p>
      <text:list xml:id="list3237994241030115521" text:style-name="WWNum23">
        <text:list-item>
          <text:p text:style-name="P36">Critère pour les dates</text:p>
        </text:list-item>
        <text:list-item>
          <text:p text:style-name="P36">Critère pour les personnes</text:p>
        </text:list-item>
        <text:list-item>
          <text:p text:style-name="P36">Critère pour les salles</text:p>
        </text:list-item>
        <text:list-item>
          <text:p text:style-name="P36">Imaginer et implémenter d’autres critères (voir le projet)</text:p>
        </text:list-item>
      </text:list>
      <text:p text:style-name="P5"/>
      <text:list xml:id="list42689960" text:continue-list="list42684700" text:style-name="Outline">
        <text:list-item>
          <text:list>
            <text:list-item>
              <text:list>
                <text:list-item>
                  <text:h text:style-name="Heading_20_3" text:outline-level="3"><text:bookmark-start text:name="__RefHeading__1502_50306664"/><text:bookmark-start text:name="_Toc430965382"/>Exercice 4 : GUI – Menu<text:bookmark-end text:name="__RefHeading__1502_50306664"/><text:bookmark-end text:name="_Toc430965382"/></text:h>
                </text:list-item>
              </text:list>
            </text:list-item>
          </text:list>
        </text:list-item>
      </text:list>
      <text:list xml:id="list9137447023082612337" text:style-name="WWNum17">
        <text:list-item>
          <text:p text:style-name="P37">Ajouter un menu à votre application </text:p>
        </text:list-item>
      </text:list>
      <text:p text:style-name="P1"/>
      <text:p text:style-name="Standard"/>
      <text:p text:style-name="P11">Implémenter les fonctionnalités du ‘menu’ <text:span text:style-name="T2">Edit</text:span> : les <text:span text:style-name="T2">menuitems</text:span> de ‘<text:span text:style-name="T2">View</text:span>’ doivent repoduire le comportement du bouton ‘<text:span text:style-name="T2">Next</text:span>’ de l’interface. Pour les autres menus, afficher un message (<text:span text:style-name="T2">DialogBox</text:span>) d’information prévenant l’utilisateur que la fonctionnalité n’est pas encore implémentée.</text:p>
      <text:list xml:id="list42685832" text:continue-numbering="true" text:style-name="WWNum17">
        <text:list-item>
          <text:p text:style-name="P37">Remplacer le bouton ‘<text:span text:style-name="T2">Next</text:span>’ par </text:p>
          <text:list>
            <text:list-item>
              <text:p text:style-name="P37"><text:soft-page-break/>Un <text:span text:style-name="T2">Spinner</text:span> contenant les années de 2010 à l’année 2020 (positionné sur l’année courante)</text:p>
            </text:list-item>
            <text:list-item>
              <text:p text:style-name="P37">Une <text:span text:style-name="T2">ComboBox </text:span>contenant les mois de l’année (positionné sur le mois courant)</text:p>
            </text:list-item>
            <text:list-item>
              <text:p text:style-name="P37">Une <text:span text:style-name="T2">ComboBox</text:span> contenant les jours de la semaine (positionné sur le jour courant)</text:p>
            </text:list-item>
          </text:list>
        </text:list-item>
      </text:list>
      <text:p text:style-name="List_20_Paragraph">(Pensez à l’internationalisation)</text:p>
      <text:list xml:id="list42683404" text:continue-numbering="true" text:style-name="WWNum17">
        <text:list-item>
          <text:p text:style-name="P37">Créer les widgets pour l’affichage d’un ‘<text:span text:style-name="T2">ExamEvent</text:span>’, en lien avec une Collection d’<text:span text:style-name="T2">ExamEvent</text:span> (Exercice 2). Ces widgets devront permettre l’ajout/la suppression et la modification d’un <text:span text:style-name="T2">ExamEvent</text:span><text:span text:style-name="T4">.</text:span></text:p>
        </text:list-item>
      </text:list>
      <text:list xml:id="list42691078" text:continue-list="list42689960" text:style-name="Outline">
        <text:list-item>
          <text:list>
            <text:list-item>
              <text:h text:style-name="Heading_20_2" text:outline-level="2"/>
            </text:list-item>
            <text:list-item>
              <text:h text:style-name="Heading_20_2" text:outline-level="2"><text:bookmark-start text:name="__RefHeading__1504_50306664"/><text:bookmark-start text:name="_Toc430965383"/>Aide<text:bookmark-end text:name="__RefHeading__1504_50306664"/><text:bookmark-end text:name="_Toc430965383"/></text:h>
            </text:list-item>
          </text:list>
        </text:list-item>
      </text:list>
      <text:p text:style-name="Standard"><text:span text:style-name="T4">Filter Pattern</text:span> : <text:a xlink:type="simple" xlink:href="http://www.tutorialspoint.com/design_pattern/filter_pattern.htm" text:style-name="Internet_20_link" text:visited-style-name="Visited_20_Internet_20_Link">http://www.tutorialspoint.com/design_pattern/filter_pattern.htm</text:a></text:p>
      <text:p text:style-name="Standard"><text:span text:style-name="T4">Menu :</text:span> <text:a xlink:type="simple" xlink:href="https://docs.oracle.com/javase/tutorial/uiswing/components/menu.html" text:style-name="Internet_20_link" text:visited-style-name="Visited_20_Internet_20_Link">https://docs.oracle.com/javase/tutorial/uiswing/components/menu.html</text:a></text:p>
      <text:p text:style-name="Standard"><text:span text:style-name="T4">Spinner :</text:span> <text:a xlink:type="simple" xlink:href="https://docs.oracle.com/javase/tutorial/uiswing/components/spinner.html" text:style-name="Internet_20_link" text:visited-style-name="Visited_20_Internet_20_Link">https://docs.oracle.com/javase/tutorial/uiswing/components/spinner.html</text:a></text:p>
      <text:p text:style-name="Standard"/>
      <text:list xml:id="list42684349" text:continue-numbering="true" text:style-name="Outline">
        <text:list-item>
          <text:list>
            <text:list-item>
              <text:h text:style-name="Heading_20_2" text:outline-level="2"><text:bookmark-start text:name="__RefHeading__1506_50306664"/><text:bookmark-start text:name="_Toc430965384"/>Rapport<text:bookmark-end text:name="__RefHeading__1506_50306664"/><text:bookmark-end text:name="_Toc430965384"/></text:h>
            </text:list-item>
          </text:list>
        </text:list-item>
      </text:list>
      <text:p text:style-name="Standard"/>
      <text:list xml:id="list42685206" text:continue-numbering="true" text:style-name="Outline">
        <text:list-item>
          <text:list>
            <text:list-item>
              <text:list>
                <text:list-item>
                  <text:h text:style-name="Heading_20_3" text:outline-level="3"><text:bookmark-start text:name="__RefHeading__1508_50306664"/><text:bookmark-start text:name="_Toc430965385"/>Description des travaux (+réponses aux questions)<text:bookmark-end text:name="__RefHeading__1508_50306664"/><text:bookmark-end text:name="_Toc430965385"/></text:h>
                </text:list-item>
              </text:list>
            </text:list-item>
          </text:list>
        </text:list-item>
      </text:list>
      <text:p text:style-name="Text_20_body">Exercice 0 : </text:p>
      <text:p text:style-name="Text_20_body"><text:tab/>-<text:span text:style-name="T5">Car on souhaite qu'il n'y ait qu'une session à la fois, en avoir plusieurs n'aurait aucun sens.</text:span></text:p>
      <text:p text:style-name="P19">Exercice 1 et 2 terminés, exercice 3 non réussi, mais ébauche de fonctions de tri. Exercice 4 non réussi.</text:p>
      <text:list xml:id="list42668362" text:continue-numbering="true" text:style-name="Outline">
        <text:list-item>
          <text:list>
            <text:list-item>
              <text:list>
                <text:list-item>
                  <text:h text:style-name="Heading_20_3" text:outline-level="3"><text:bookmark-start text:name="__RefHeading__1510_50306664"/><text:bookmark-start text:name="_Toc430965386"/>Difficultés rencontrées<text:bookmark-end text:name="__RefHeading__1510_50306664"/><text:bookmark-end text:name="_Toc430965386"/></text:h>
                </text:list-item>
              </text:list>
            </text:list-item>
          </text:list>
        </text:list-item>
      </text:list>
      <text:p text:style-name="Text_20_body"/>
      <text:p text:style-name="Text_20_body"><text:tab/>Compréhension des énoncés. Nous n'avons pas compris sur quels critères nous devions trier les ExamEvent</text:p>
      <text:p text:style-name="Text_20_body">L'exercice 4 n'était pas abordable pour nous.</text:p>
      <text:p text:style-name="Standard"/>
      <text:list xml:id="list42667257" text:continue-numbering="true" text:style-name="Outline">
        <text:list-item>
          <text:h text:style-name="P22" text:outline-level="1"><text:bookmark-start text:name="__RefHeading__1512_50306664"/><text:bookmark-start text:name="_Toc430965387"/>TD/TP 4 – Les entrées / sorties<text:bookmark-end text:name="__RefHeading__1512_50306664"/><text:bookmark-end text:name="_Toc430965387"/></text:h>
        </text:list-item>
      </text:list>
      <text:p text:style-name="Standard"/>
      <text:list xml:id="list42666555" text:continue-numbering="true" text:style-name="Outline">
        <text:list-item>
          <text:list>
            <text:list-item>
              <text:h text:style-name="Heading_20_2" text:outline-level="2"><text:bookmark-start text:name="__RefHeading__1514_50306664"/><text:bookmark-start text:name="_Toc430965388"/>Exercices<text:bookmark-end text:name="__RefHeading__1514_50306664"/><text:bookmark-end text:name="_Toc430965388"/></text:h>
              <text:list>
                <text:list-item>
                  <text:h text:style-name="Heading_20_3" text:outline-level="3"/>
                </text:list-item>
                <text:list-item>
                  <text:h text:style-name="Heading_20_3" text:outline-level="3"><text:bookmark-start text:name="__RefHeading__1516_50306664"/><text:bookmark-start text:name="_Toc430965389"/>Exercice 1 : Lire &amp; écrire un fichier XML<text:bookmark-end text:name="__RefHeading__1516_50306664"/><text:bookmark-end text:name="_Toc430965389"/></text:h>
                </text:list-item>
              </text:list>
            </text:list-item>
          </text:list>
        </text:list-item>
      </text:list>
      <text:list xml:id="list3878426184600214456" text:style-name="WWNum26">
        <text:list-item>
          <text:p text:style-name="P38">Sauvegarder le contenu de l’application (agenda) dans un fichier XML.</text:p>
        </text:list-item>
        <text:list-item>
          <text:p text:style-name="P38">Utiliser <text:span text:style-name="T2">CommanLineParser</text:span> (TP3) avec l’option <text:span text:style-name="T2">–project=&lt;FILE&gt;</text:span> pour pouvoir charger un contenu d’application préalablement sauvegarder.</text:p>
        </text:list-item>
      </text:list>
      <text:list xml:id="list42682358" text:continue-list="list42666555" text:style-name="Outline">
        <text:list-item>
          <text:list>
            <text:list-item>
              <text:list>
                <text:list-item>
                  <text:h text:style-name="Heading_20_3" text:outline-level="3"/>
                </text:list-item>
                <text:list-item>
                  <text:h text:style-name="Heading_20_3" text:outline-level="3"><text:bookmark-start text:name="__RefHeading__1518_50306664"/><text:bookmark-start text:name="_Toc430965390"/>Exercice 2: Créer et lire un fichier de configuration pour une application<text:bookmark-end text:name="__RefHeading__1518_50306664"/><text:bookmark-end text:name="_Toc430965390"/></text:h>
                </text:list-item>
              </text:list>
            </text:list-item>
          </text:list>
        </text:list-item>
      </text:list>
      <text:list xml:id="list8550657969224458462" text:style-name="WWNum27">
        <text:list-item>
          <text:p text:style-name="P39">La configuration doit contenir le chemin du fichier de log et le chemin d’un dossier temporaire (il faudra donc ajouter dans la session la possibilité de <text:span text:style-name="T2">loggé</text:span> dans un fichier et les accesseurs fournissant le chemin vers ce dossier temporaire)</text:p>
        </text:list-item>
        <text:list-item>
          <text:p text:style-name="P39">Utiliser <text:span text:style-name="T2">CommanLineParser</text:span> (TP3) avec l’option <text:span text:style-name="T2">–config=&lt;FILE&gt;</text:span> pour pouvoir charger une configuration</text:p>
        </text:list-item>
      </text:list>
      <text:p text:style-name="Standard"/>
      <text:list xml:id="list42670827" text:continue-list="list42682358" text:style-name="Outline">
        <text:list-item>
          <text:list>
            <text:list-item>
              <text:list>
                <text:list-item>
                  <text:h text:style-name="Heading_20_3" text:outline-level="3"><text:bookmark-start text:name="__RefHeading__1520_50306664"/><text:bookmark-start text:name="_Toc430965391"/>Exercice 3 : Sauvegarder et charger l’état d’une application<text:bookmark-end text:name="__RefHeading__1520_50306664"/><text:bookmark-end text:name="_Toc430965391"/></text:h>
                </text:list-item>
              </text:list>
            </text:list-item>
          </text:list>
        </text:list-item>
      </text:list>
      <text:p text:style-name="Standard">Sérialiser les objets contenant de l’information dans le dossier temporaire (initialiser avec la configuration)</text:p>
      <text:p text:style-name="Standard"/>
      <text:list xml:id="list42678155" text:continue-numbering="true" text:style-name="Outline">
        <text:list-item>
          <text:list>
            <text:list-item>
              <text:list>
                <text:list-item>
                  <text:h text:style-name="Heading_20_3" text:outline-level="3"><text:bookmark-start text:name="__RefHeading__1522_50306664"/><text:bookmark-start text:name="_Toc430965392"/>Exercice 4 : GUI<text:bookmark-end text:name="__RefHeading__1522_50306664"/><text:bookmark-end text:name="_Toc430965392"/></text:h>
                </text:list-item>
              </text:list>
            </text:list-item>
          </text:list>
        </text:list-item>
      </text:list>
      <text:list xml:id="list42677086" text:continue-list="list42683404" text:style-name="WWNum17">
        <text:list-item>
          <text:p text:style-name="P37">Lire et visualiser une aide HTML (vous pouvez activer le <text:span text:style-name="T2">menuitem</text:span> ‘help’ et ‘about’)</text:p>
        </text:list-item>
        <text:list-item>
          <text:p text:style-name="P37">Activer les <text:span text:style-name="T2">menuitems</text:span> ‘save’ et ‘load’</text:p>
        </text:list-item>
        <text:list-item>
          <text:p text:style-name="P37">Ajouter une interface permettant d’ajouter/modifier une personne (ces informations seront sauvegardées à part dans un fichier XML) <text:bookmark text:name="_GoBack"/></text:p>
        </text:list-item>
      </text:list>
      <text:p text:style-name="Standard"/>
      <text:list xml:id="list42685499" text:continue-list="list42678155" text:style-name="Outline">
        <text:list-item>
          <text:list>
            <text:list-item>
              <text:list>
                <text:list-item>
                  <text:h text:style-name="Heading_20_3" text:outline-level="3"><text:bookmark-start text:name="__RefHeading__1524_50306664"/><text:bookmark-start text:name="_Toc430965393"/>Exercice 5 - facultatif: Base de données<text:bookmark-end text:name="_Toc430965393"/> <text:bookmark-end text:name="__RefHeading__1524_50306664"/></text:h>
                </text:list-item>
              </text:list>
            </text:list-item>
          </text:list>
        </text:list-item>
      </text:list>
      <text:p text:style-name="Standard">Vous pouvez ajouter une fonctionnalité offrant la possibilité d’effectuer une sauvegarde dans une base de données. </text:p>
      <text:p text:style-name="Standard"/>
      <text:list xml:id="list42686550" text:continue-numbering="true" text:style-name="Outline">
        <text:list-item>
          <text:list>
            <text:list-item>
              <text:h text:style-name="Heading_20_2" text:outline-level="2"><text:bookmark-start text:name="__RefHeading__1526_50306664"/><text:bookmark-start text:name="_Toc430965394"/>Aide<text:bookmark-end text:name="__RefHeading__1526_50306664"/><text:bookmark-end text:name="_Toc430965394"/></text:h>
            </text:list-item>
          </text:list>
        </text:list-item>
      </text:list>
      <text:list xml:id="list8971350889886317533" text:style-name="WWNum30">
        <text:list-item>
          <text:p text:style-name="P40">Afficher de l’HTML : <text:a xlink:type="simple" xlink:href="http://alvinalexander.com/blog/post/jfc-swing/how-create-simple-swing-html-viewer-browser-java" text:style-name="Internet_20_link" text:visited-style-name="Visited_20_Internet_20_Link">http://alvinalexander.com/blog/post/jfc-swing/how-create-simple-swing-html-viewer-browser-java</text:a></text:p>
        </text:list-item>
      </text:list>
      <text:list xml:id="list797827766485020073" text:style-name="WWNum29">
        <text:list-item>
          <text:p text:style-name="P41"><text:span text:style-name="T7">Base de données : </text:span><text:a xlink:type="simple" xlink:href="http://www.tutorialspoint.com/sqlite/sqlite_java.htm" text:style-name="Internet_20_link" text:visited-style-name="Visited_20_Internet_20_Link">http://www.tutorialspoint.com/sqlite/sqlite_java.htm</text:a></text:p>
        </text:list-item>
      </text:list>
      <text:p text:style-name="Standard"/>
      <text:list xml:id="list42691812" text:continue-list="list42686550" text:style-name="Outline">
        <text:list-item>
          <text:list>
            <text:list-item>
              <text:h text:style-name="Heading_20_2" text:outline-level="2"><text:bookmark-start text:name="__RefHeading__1528_50306664"/><text:bookmark-start text:name="_Toc430965395"/>Rapport<text:bookmark-end text:name="__RefHeading__1528_50306664"/><text:bookmark-end text:name="_Toc430965395"/></text:h>
            </text:list-item>
          </text:list>
        </text:list-item>
      </text:list>
      <text:p text:style-name="Standard"/>
      <text:list xml:id="list42667469" text:continue-numbering="true" text:style-name="Outline">
        <text:list-item>
          <text:list>
            <text:list-item>
              <text:list>
                <text:list-item>
                  <text:h text:style-name="Heading_20_3" text:outline-level="3"><text:bookmark-start text:name="__RefHeading__1530_50306664"/><text:bookmark-start text:name="_Toc430965396"/>Description des travaux<text:bookmark-end text:name="__RefHeading__1530_50306664"/><text:bookmark-end text:name="_Toc430965396"/></text:h>
                </text:list-item>
              </text:list>
            </text:list-item>
          </text:list>
        </text:list-item>
      </text:list>
      <text:p text:style-name="Text_20_body">Exercice 0 Question 1 (non fonctionnelle)</text:p>
      <text:list xml:id="list42666949" text:continue-numbering="true" text:style-name="Outline">
        <text:list-item>
          <text:list>
            <text:list-item>
              <text:list>
                <text:list-item>
                  <text:h text:style-name="Heading_20_3" text:outline-level="3"/>
                </text:list-item>
                <text:list-item>
                  <text:h text:style-name="Heading_20_3" text:outline-level="3"><text:bookmark-start text:name="__RefHeading__1532_50306664"/><text:bookmark-start text:name="_Toc430965397"/>Difficultés rencontrées<text:bookmark-end text:name="__RefHeading__1532_50306664"/><text:bookmark-end text:name="_Toc430965397"/></text:h>
                </text:list-item>
              </text:list>
            </text:list-item>
          </text:list>
        </text:list-item>
      </text:list>
      <text:p text:style-name="Text_20_body">Cours inutile, énoncé non explicite, mon premier essai de fonctionnant pas, je ne peux pas continuer le TP, car j'ai besoin de fichiers XML, que je ne peux pas créer, suite à une difficulté trop grande. Aucunes aides du cours, de l'énoncé, ou d'indications dans le code, on ne sait pas quoi faire ni comment, on est perdus sans aucunes idées de ce que l'on peut écrire. Nous ne sommes pas les seuls dans ce cas, il y a, je pense, un gros problème dans les méthodes d'éducation utilisées (trop de <text:soft-page-break/>codes que nous ne comprenons pas, sans aucuns commentaires par exemple, aucuns exemples dans le cours...). Ce n'est pas un problème de volonté, je suis prêt à travailler et à en faire plus, si on nous donne de quoi nous aider à sortir de problèmes dont nous ne pouvons comprendre la cause.</text:p>
      <text:p text:style-name="P6"/>
      <text:list xml:id="list42678899" text:continue-numbering="true" text:style-name="Outline">
        <text:list-item>
          <text:h text:style-name="P22" text:outline-level="1"><text:bookmark-start text:name="__RefHeading__1534_50306664"/><text:bookmark-start text:name="_Toc430965398"/>TD/TP 5 – <text:span text:style-name="T1">Threads</text:span> &amp; Calcul distribué<text:bookmark-end text:name="__RefHeading__1534_50306664"/><text:bookmark-end text:name="_Toc430965398"/></text:h>
          <text:list>
            <text:list-item>
              <text:h text:style-name="Heading_20_2" text:outline-level="2"/>
            </text:list-item>
            <text:list-item>
              <text:h text:style-name="Heading_20_2" text:outline-level="2"><text:bookmark-start text:name="__RefHeading__1536_50306664"/><text:bookmark-start text:name="_Toc430965399"/>Exercices<text:bookmark-end text:name="__RefHeading__1536_50306664"/><text:bookmark-end text:name="_Toc430965399"/></text:h>
              <text:list>
                <text:list-item>
                  <text:h text:style-name="Heading_20_3" text:outline-level="3"/>
                </text:list-item>
                <text:list-item>
                  <text:h text:style-name="Heading_20_3" text:outline-level="3"><text:bookmark-start text:name="__RefHeading__1538_50306664"/><text:bookmark-start text:name="_Toc430965400"/>Exercice 1 : Sauvegarde en tâche de fond<text:bookmark-end text:name="__RefHeading__1538_50306664"/><text:bookmark-end text:name="_Toc430965400"/></text:h>
                </text:list-item>
              </text:list>
            </text:list-item>
          </text:list>
        </text:list-item>
      </text:list>
      <text:p text:style-name="Standard">En utilisant un Thread et le système de sauvegarde du TD/TP 4 (exercice 1), sauvegarder le projet toute les minutes.</text:p>
      <text:p text:style-name="Standard"/>
      <text:list xml:id="list42669204" text:continue-numbering="true" text:style-name="Outline">
        <text:list-item>
          <text:list>
            <text:list-item>
              <text:list>
                <text:list-item>
                  <text:h text:style-name="Heading_20_3" text:outline-level="3"><text:bookmark-start text:name="__RefHeading__1540_50306664"/><text:bookmark-start text:name="_Toc430965401"/>Exercice 2 : <text:span text:style-name="T2">ShutdownHook</text:span><text:bookmark-end text:name="__RefHeading__1540_50306664"/><text:bookmark-end text:name="_Toc430965401"/></text:h>
                </text:list-item>
              </text:list>
            </text:list-item>
          </text:list>
        </text:list-item>
      </text:list>
      <text:p text:style-name="Standard">En utilisant le code implémenté dans le TD/TP 4 (exercice 3) écrire une <text:span text:style-name="T2">ShutdownHook</text:span> pour faire un système de reprise sur erreur en cas de crash.</text:p>
      <text:list xml:id="list42693605" text:continue-numbering="true" text:style-name="Outline">
        <text:list-item>
          <text:list>
            <text:list-item>
              <text:list>
                <text:list-item>
                  <text:h text:style-name="Heading_20_3" text:outline-level="3"/>
                </text:list-item>
                <text:list-item>
                  <text:h text:style-name="Heading_20_3" text:outline-level="3"><text:bookmark-start text:name="__RefHeading__1542_50306664"/><text:bookmark-start text:name="_Toc430965402"/>Exercice 2 : Lancer des calculs distribués<text:bookmark-end text:name="__RefHeading__1542_50306664"/><text:bookmark-end text:name="_Toc430965402"/></text:h>
                </text:list-item>
              </text:list>
            </text:list-item>
          </text:list>
        </text:list-item>
      </text:list>
      <text:p text:style-name="Standard">Dans le TP2 nous avons créé un Filtre, il s’agit ‘de l’externaliser’ afin que les recherches selon un critère (qui peut être complexe) soient effectuées sur une autre machine.</text:p>
      <text:p text:style-name="Standard">Cette fonctionnalité ne doit en rien casser l’existant : l’utilisateur devra pouvoir utiliser des calculs externalisés ou bien ses propres ressources. </text:p>
      <text:p text:style-name="Standard">Ajouter dans le fichier de configuration l’adresse du server RMI, avec un booléen permettant d’activer (ou de désactiver) la fonctionnalité.</text:p>
      <text:list xml:id="list42691664" text:continue-numbering="true" text:style-name="Outline">
        <text:list-item>
          <text:list>
            <text:list-item>
              <text:list>
                <text:list-item>
                  <text:h text:style-name="Heading_20_3" text:outline-level="3"/>
                </text:list-item>
                <text:list-item>
                  <text:h text:style-name="Heading_20_3" text:outline-level="3"><text:bookmark-start text:name="__RefHeading__1544_50306664"/><text:bookmark-start text:name="_Toc430965403"/>Exercice 3 : GUI – configuration<text:bookmark-end text:name="__RefHeading__1544_50306664"/><text:bookmark-end text:name="_Toc430965403"/></text:h>
                </text:list-item>
              </text:list>
            </text:list-item>
          </text:list>
        </text:list-item>
      </text:list>
      <text:p text:style-name="Standard">Créer une ‘<text:span text:style-name="T2">DialogBox</text:span>’ <text:span text:style-name="T1">Settings</text:span> permettant de configurer entre autre l’<text:span text:style-name="T2">autosave</text:span> (est-ce que l’<text:span text:style-name="T2">autosave</text:span> est activé ? à quelle fréquence ?).</text:p>
      <text:list xml:id="list7665084004435638879" text:style-name="WWNum16">
        <text:list-item>
          <text:p text:style-name="P42">Cette ‘<text:span text:style-name="T2">DialogBox</text:span>’ devra être accessible depuis le menu (<text:span text:style-name="T2">edit-&gt;settings</text:span>)</text:p>
        </text:list-item>
        <text:list-item>
          <text:p text:style-name="P42">La configuration devra être sauvegardée dans un fichier de configuration</text:p>
        </text:list-item>
        <text:list-item>
          <text:p text:style-name="P42">Les <text:span text:style-name="T2">settings</text:span> ne concernent pas uniquement la sauvegarde : ajouter d’autre settings (comme le chemin pour le fichier log, l’adresse du server RMI ou encore la langue par exemple)</text:p>
        </text:list-item>
      </text:list>
      <text:p text:style-name="P16"/>
      <text:list xml:id="list42688938" text:continue-list="list42691664" text:style-name="Outline">
        <text:list-item>
          <text:list>
            <text:list-item>
              <text:h text:style-name="Heading_20_2" text:outline-level="2"/>
            </text:list-item>
            <text:list-item>
              <text:h text:style-name="Heading_20_2" text:outline-level="2"><text:bookmark-start text:name="__RefHeading__1546_50306664"/><text:bookmark-start text:name="_Toc430965404"/>Rapport<text:bookmark-end text:name="__RefHeading__1546_50306664"/><text:bookmark-end text:name="_Toc430965404"/></text:h>
            </text:list-item>
          </text:list>
        </text:list-item>
      </text:list>
      <text:p text:style-name="Standard"/>
      <text:list xml:id="list42680509" text:continue-numbering="true" text:style-name="Outline">
        <text:list-item>
          <text:list>
            <text:list-item>
              <text:list>
                <text:list-item>
                  <text:h text:style-name="Heading_20_3" text:outline-level="3"><text:bookmark-start text:name="__RefHeading__1548_50306664"/><text:bookmark-start text:name="_Toc430965405"/>Description des travaux<text:bookmark-end text:name="__RefHeading__1548_50306664"/><text:bookmark-end text:name="_Toc430965405"/></text:h>
                </text:list-item>
                <text:list-item>
                  <text:h text:style-name="Heading_20_3" text:outline-level="3"/>
                </text:list-item>
                <text:list-item>
                  <text:h text:style-name="Heading_20_3" text:outline-level="3"><text:bookmark-start text:name="__RefHeading__1550_50306664"/><text:bookmark-start text:name="_Toc430965406"/>Difficultés rencontrées<text:bookmark-end text:name="__RefHeading__1550_50306664"/><text:bookmark-end text:name="_Toc430965406"/></text:h>
                </text:list-item>
              </text:list>
            </text:list-item>
          </text:list>
        </text:list-item>
      </text:list>
      <text:p text:style-name="P7"/>
      <text:list xml:id="list42669390" text:continue-numbering="true" text:style-name="Outline">
        <text:list-item>
          <text:list>
            <text:list-item>
              <text:h text:style-name="P23" text:outline-level="2"/>
            </text:list-item>
          </text:list>
        </text:list-item>
        <text:list-item>
          <text:h text:style-name="Heading_20_1" text:outline-level="1"><text:bookmark-start text:name="__RefHeading__1552_50306664"/><text:bookmark-start text:name="_Toc430965407"/>TD/TP 6 – Les applications en réseau<text:bookmark-end text:name="__RefHeading__1552_50306664"/><text:bookmark-end text:name="_Toc430965407"/></text:h>
        </text:list-item>
      </text:list>
      <text:p text:style-name="Standard"/>
      <text:list xml:id="list42693805" text:continue-numbering="true" text:style-name="Outline">
        <text:list-item>
          <text:list>
            <text:list-item>
              <text:h text:style-name="Heading_20_2" text:outline-level="2"><text:bookmark-start text:name="__RefHeading__1554_50306664"/><text:bookmark-start text:name="_Toc430965408"/>Exercices<text:bookmark-end text:name="__RefHeading__1554_50306664"/><text:bookmark-end text:name="_Toc430965408"/></text:h>
              <text:list>
                <text:list-item>
                  <text:h text:style-name="Heading_20_3" text:outline-level="3"/>
                </text:list-item>
                <text:list-item>
                  <text:h text:style-name="Heading_20_3" text:outline-level="3"><text:bookmark-start text:name="__RefHeading__1556_50306664"/><text:bookmark-start text:name="_Toc430965409"/>Exercice 1 : Créer une application de <text:span text:style-name="T1">Chat</text:span><text:bookmark-end text:name="__RefHeading__1556_50306664"/><text:bookmark-end text:name="_Toc430965409"/></text:h>
                </text:list-item>
              </text:list>
            </text:list-item>
          </text:list>
        </text:list-item>
      </text:list>
      <text:list xml:id="list6498843729955772505" text:style-name="WWNum28">
        <text:list-item>
          <text:p text:style-name="P43">Prévoir un mode ‘<text:span text:style-name="T2">public’</text:span> et ‘<text:span text:style-name="T2">private</text:span>’</text:p>
        </text:list-item>
        <text:list-item>
          <text:p text:style-name="P43">Ajouter dans le fichier de configuration l’adresse et le port de votre server</text:p>
        </text:list-item>
      </text:list>
      <text:list xml:id="list42690571" text:continue-list="list42693805" text:style-name="Outline">
        <text:list-item>
          <text:list>
            <text:list-item>
              <text:list>
                <text:list-item>
                  <text:h text:style-name="Heading_20_3" text:outline-level="3"/>
                </text:list-item>
                <text:list-item>
                  <text:h text:style-name="Heading_20_3" text:outline-level="3"><text:bookmark-start text:name="__RefHeading__1558_50306664"/><text:bookmark-start text:name="_Toc430965410"/>Exercice 2 : Créer une <text:span text:style-name="T1">Shoutbox </text:span>avec une <text:span text:style-name="T1">servlet (ou une page JSP)</text:span><text:bookmark-end text:name="__RefHeading__1558_50306664"/><text:bookmark-end text:name="_Toc430965410"/></text:h>
                </text:list-item>
              </text:list>
            </text:list-item>
          </text:list>
        </text:list-item>
      </text:list>
      <text:list xml:id="list42671990" text:continue-list="list6498843729955772505" text:style-name="WWNum28">
        <text:list-item>
          <text:p text:style-name="P43">Cette <text:span text:style-name="T2">shoutbox </text:span><text:s/>devra se connecter au server pour afficher les commentaires ‘public’ uniquement</text:p>
        </text:list-item>
        <text:list-item>
          <text:p text:style-name="P43">Il sera aussi possible de poster un commentaire</text:p>
        </text:list-item>
      </text:list>
      <text:p text:style-name="Standard"/>
      <text:list xml:id="list42676947" text:continue-list="list42690571" text:style-name="Outline">
        <text:list-item>
          <text:list>
            <text:list-item>
              <text:h text:style-name="Heading_20_2" text:outline-level="2"><text:bookmark-start text:name="__RefHeading__1560_50306664"/>Aide<text:bookmark-end text:name="__RefHeading__1560_50306664"/></text:h>
            </text:list-item>
          </text:list>
        </text:list-item>
      </text:list>
      <text:p text:style-name="Standard"><text:span text:style-name="T2">Shoutbox</text:span> : <text:a xlink:type="simple" xlink:href="https://fr.wikipedia.org/wiki/Shoutbox" text:style-name="Internet_20_link" text:visited-style-name="Visited_20_Internet_20_Link">https://fr.wikipedia.org/wiki/Shoutbox</text:a></text:p>
      <text:p text:style-name="Standard"/>
      <text:list xml:id="list42680656" text:continue-numbering="true" text:style-name="Outline">
        <text:list-item>
          <text:list>
            <text:list-item>
              <text:h text:style-name="Heading_20_2" text:outline-level="2"><text:bookmark-start text:name="__RefHeading__1562_50306664"/><text:bookmark-start text:name="_Toc430965411"/>Rapport<text:bookmark-end text:name="__RefHeading__1562_50306664"/><text:bookmark-end text:name="_Toc430965411"/></text:h>
            </text:list-item>
          </text:list>
        </text:list-item>
      </text:list>
      <text:p text:style-name="Standard"/>
      <text:list xml:id="list42671051" text:continue-numbering="true" text:style-name="Outline">
        <text:list-item>
          <text:list>
            <text:list-item>
              <text:list>
                <text:list-item>
                  <text:h text:style-name="Heading_20_3" text:outline-level="3"><text:bookmark-start text:name="__RefHeading__1564_50306664"/><text:bookmark-start text:name="_Toc430965412"/>Description des travaux<text:bookmark-end text:name="__RefHeading__1564_50306664"/><text:bookmark-end text:name="_Toc430965412"/></text:h>
                </text:list-item>
                <text:list-item>
                  <text:h text:style-name="Heading_20_3" text:outline-level="3"/>
                </text:list-item>
                <text:list-item>
                  <text:h text:style-name="Heading_20_3" text:outline-level="3"><text:bookmark-start text:name="__RefHeading__1566_50306664"/><text:bookmark-start text:name="_Toc430965413"/>Difficultés rencontrées<text:bookmark-end text:name="__RefHeading__1566_50306664"/><text:bookmark-end text:name="_Toc430965413"/></text:h>
                </text:list-item>
              </text:list>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sto MT" svg:font-family="'Calisto MT'"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10%" style:text-autospace="ideograph-alpha" style:line-break="strict" style:writing-mode="lr-tb" style:font-independent-line-spacing="false">
        <style:tab-stops/>
      </style:paragraph-properties>
      <style:text-properties style:use-window-font-color="true" fo:font-size="10.5pt" fo:language="fr" fo:country="FR" style:font-size-asian="10.5pt" style:language-asian="fr" style:country-asian="FR" style:font-size-complex="10.5pt" style:language-complex="ar" style:country-complex="SA"/>
    </style:default-style>
    <style:default-style style:family="paragraph">
      <style:paragraph-properties loext:contextual-spacing="false" fo:margin-top="0cm" fo:margin-bottom="0.212cm" fo:line-height="110%" fo:hyphenation-ladder-count="no-limit" style:text-autospace="ideograph-alpha" style:punctuation-wrap="hanging" style:line-break="strict" style:tab-stop-distance="1.249cm" style:writing-mode="lr-tb"/>
      <style:text-properties style:use-window-font-color="true" style:font-name="Calisto MT" fo:font-size="10.5pt" fo:language="fr" fo:country="FR" style:font-name-asian="SimSun" style:font-size-asian="10.5pt" style:language-asian="fr" style:country-asian="FR" style:font-name-complex="Tahoma" style:font-size-complex="10.5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loext:contextual-spacing="false" fo:margin-top="0.706cm" fo:margin-bottom="0.071cm" fo:line-height="100%" fo:keep-together="always" fo:padding-left="0cm" fo:padding-right="0cm" fo:padding-top="0cm" fo:padding-bottom="0.035cm" fo:border-left="none" fo:border-right="none" fo:border-top="none" fo:border-bottom="0.018cm solid #bc451b" fo:keep-with-next="always"/>
      <style:text-properties fo:color="#8c3314" style:font-name="Calisto MT" fo:font-size="18pt" style:font-size-asian="18pt" style:font-size-complex="18pt"/>
    </style:style>
    <style:style style:name="Heading_20_2" style:display-name="Heading 2" style:family="paragraph" style:parent-style-name="Standard" style:next-style-name="Text_20_body" style:default-outline-level="2" style:list-style-name="Outline" style:class="text">
      <style:paragraph-properties loext:contextual-spacing="false" fo:margin-top="0.282cm" fo:margin-bottom="0cm" fo:line-height="100%" fo:keep-together="always" fo:keep-with-next="always"/>
      <style:text-properties fo:color="#8c3314" style:font-name="Calisto MT" fo:font-size="14pt" style:font-size-asian="14pt" style:font-size-complex="14pt"/>
    </style:style>
    <style:style style:name="Heading_20_3" style:display-name="Heading 3" style:family="paragraph" style:parent-style-name="Standard" style:next-style-name="Text_20_body" style:default-outline-level="3" style:list-style-name="Outline" style:class="text">
      <style:paragraph-properties loext:contextual-spacing="false" fo:margin-top="0.141cm" fo:margin-bottom="0cm" fo:line-height="100%" fo:keep-together="always" fo:keep-with-next="always"/>
      <style:text-properties fo:color="#404040" style:font-name="Calisto MT" fo:font-size="13pt" style:font-size-asian="13pt" style:font-size-complex="13pt"/>
    </style:style>
    <style:style style:name="Heading_20_4" style:display-name="Heading 4" style:family="paragraph" style:parent-style-name="Standard" style:next-style-name="Text_20_body" style:default-outline-level="4" style:list-style-name="Outline" style:class="text">
      <style:paragraph-properties loext:contextual-spacing="false" fo:margin-top="0.141cm" fo:margin-bottom="0cm" fo:keep-together="always" fo:keep-with-next="always"/>
      <style:text-properties style:font-name="Calisto MT" fo:font-size="12pt" style:font-size-asian="12pt" style:font-size-complex="12pt"/>
    </style:style>
    <style:style style:name="Heading_20_5" style:display-name="Heading 5" style:family="paragraph" style:parent-style-name="Standard" style:next-style-name="Text_20_body" style:default-outline-level="5" style:list-style-name="Outline" style:class="text">
      <style:paragraph-properties loext:contextual-spacing="false" fo:margin-top="0.141cm" fo:margin-bottom="0cm" fo:keep-together="always" fo:keep-with-next="always"/>
      <style:text-properties style:font-name="Calisto MT" fo:font-size="11pt" fo:font-style="italic" style:font-size-asian="11pt" style:font-style-asian="italic" style:font-size-complex="11pt" style:font-style-complex="italic"/>
    </style:style>
    <style:style style:name="Heading_20_6" style:display-name="Heading 6" style:family="paragraph" style:parent-style-name="Standard" style:next-style-name="Text_20_body" style:default-outline-level="6" style:list-style-name="Outline" style:class="text">
      <style:paragraph-properties loext:contextual-spacing="false" fo:margin-top="0.141cm" fo:margin-bottom="0cm" fo:keep-together="always" fo:keep-with-next="always"/>
      <style:text-properties fo:color="#595959" style:font-name="Calisto MT"/>
    </style:style>
    <style:style style:name="Heading_20_7" style:display-name="Heading 7" style:family="paragraph" style:parent-style-name="Standard" style:next-style-name="Text_20_body" style:default-outline-level="7" style:list-style-name="Outline" style:class="text">
      <style:paragraph-properties loext:contextual-spacing="false" fo:margin-top="0.141cm" fo:margin-bottom="0cm" fo:keep-together="always" fo:keep-with-next="always"/>
      <style:text-properties fo:color="#595959" style:font-name="Calisto MT"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loext:contextual-spacing="false" fo:margin-top="0.141cm" fo:margin-bottom="0cm" fo:keep-together="always" fo:keep-with-next="always"/>
      <style:text-properties fo:font-variant="small-caps" fo:color="#595959" style:font-name="Calisto MT"/>
    </style:style>
    <style:style style:name="Heading_20_9" style:display-name="Heading 9" style:family="paragraph" style:parent-style-name="Standard" style:next-style-name="Text_20_body" style:default-outline-level="9" style:list-style-name="Outline" style:class="text">
      <style:paragraph-properties loext:contextual-spacing="false" fo:margin-top="0.141cm" fo:margin-bottom="0cm" fo:keep-together="always" fo:keep-with-next="always"/>
      <style:text-properties fo:font-variant="small-caps" fo:color="#595959" style:font-name="Calisto MT" fo:font-style="italic" style:font-style-asian="italic" style:font-style-complex="italic"/>
    </style:style>
    <style:style style:name="Balloon_20_Text" style:display-name="Balloon Text" style:family="paragraph" style:parent-style-name="Standard" style:default-outline-level="" style:list-style-name="">
      <style:text-properties style:font-name="Lucida Grande" fo:font-size="9pt" style:font-size-asian="9pt" style:font-size-complex="9pt"/>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No_20_Spacing" style:display-name="No Spacing" style:family="paragraph" style:default-outline-level="" style:list-style-name="">
      <style:paragraph-properties loext:contextual-spacing="false" fo:margin-top="0cm" fo:margin-bottom="0cm" fo:line-height="100%" fo:orphans="2" fo:widows="2" style:writing-mode="lr-tb"/>
      <style:text-properties style:use-window-font-color="true"/>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loext:contextual-spacing="false"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loext:contextual-spacing="false" fo:margin-left="0.423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loext:contextual-spacing="false" fo:margin-left="0.847cm" fo:margin-right="0cm" fo:margin-top="0cm" fo:margin-bottom="0.176cm" fo:text-indent="0cm" style:auto-text-indent="false">
        <style:tab-stops>
          <style:tab-stop style:position="16.002cm" style:type="right" style:leader-style="dotted" style:leader-tex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aption" style:family="paragraph" style:parent-style-name="Standard" style:default-outline-level="" style:list-style-name="">
      <style:paragraph-properties fo:line-height="100%"/>
      <style:text-properties fo:color="#404040" fo:font-size="10pt" fo:font-weight="bold" style:font-size-asian="10pt" style:font-weight-asian="bold" style:font-size-complex="10pt" style:font-weight-complex="bold"/>
    </style:style>
    <style:style style:name="Title" style:family="paragraph" style:parent-style-name="Standard" style:next-style-name="Subtitle" style:default-outline-level="" style:list-style-name="" style:class="chapter">
      <style:paragraph-properties loext:contextual-spacing="false" fo:margin-top="0cm" fo:margin-bottom="0cm" fo:line-height="100%" fo:text-align="start" style:justify-single-word="false"/>
      <style:text-properties fo:color="#8c3314" style:font-name="Calisto MT" fo:font-size="40pt" fo:letter-spacing="-0.012cm" fo:font-weight="bold" style:font-size-asian="40pt" style:font-weight-asian="bold" style:font-size-complex="40pt" style:font-weight-complex="bold"/>
    </style:style>
    <style:style style:name="Subtitle" style:family="paragraph" style:parent-style-name="Standard" style:next-style-name="Text_20_body" style:default-outline-level="" style:list-style-name="" style:class="chapter">
      <style:paragraph-properties loext:contextual-spacing="false" fo:margin-top="0cm" fo:margin-bottom="0.423cm" fo:line-height="100%" fo:text-align="start" style:justify-single-word="false"/>
      <style:text-properties fo:color="#404040" style:font-name="Calisto MT" fo:font-size="15pt" fo:font-style="italic" style:font-size-asian="15pt" style:font-style-asian="italic" style:font-size-complex="15pt" style:font-style-complex="italic"/>
    </style:style>
    <style:style style:name="Quote" style:family="paragraph" style:parent-style-name="Standard" style:default-outline-level="" style:list-style-name="">
      <style:paragraph-properties loext:contextual-spacing="false" fo:margin-left="1.524cm" fo:margin-right="1.524cm" fo:margin-top="0.423cm" fo:margin-bottom="0.423cm" fo:line-height="105%" fo:text-align="center" style:justify-single-word="false" fo:text-indent="0cm" style:auto-text-indent="false"/>
      <style:text-properties fo:font-style="italic" style:font-style-asian="italic" style:font-style-complex="italic"/>
    </style:style>
    <style:style style:name="Intense_20_Quote" style:display-name="Intense Quote" style:family="paragraph" style:parent-style-name="Standard" style:default-outline-level="" style:list-style-name="">
      <style:paragraph-properties loext:contextual-spacing="false" fo:margin-left="1.524cm" fo:margin-right="1.524cm" fo:margin-top="0.176cm" fo:margin-bottom="0.423cm" fo:text-align="center" style:justify-single-word="false" fo:text-indent="0cm" style:auto-text-indent="false"/>
      <style:text-properties fo:color="#bc451b" style:font-name="Calisto MT" fo:font-size="14pt" style:font-size-asian="14pt" style:font-size-complex="14pt"/>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Lucida Grande" fo:font-size="9pt" style:font-size-asian="9pt" style:font-size-complex="9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ans_20_interligne_20_Car" style:display-name="Sans interligne Car" style:family="text" style:parent-style-name="Default_20_Paragraph_20_Font"/>
    <style:style style:name="Titre_20_1_20_Car" style:display-name="Titre 1 Car" style:family="text" style:parent-style-name="Default_20_Paragraph_20_Font">
      <style:text-properties fo:color="#8c3314" style:font-name="Calisto MT" fo:font-size="18pt" style:font-size-asian="18pt" style:font-size-complex="18pt"/>
    </style:style>
    <style:style style:name="Internet_20_link" style:display-name="Internet link" style:family="text" style:parent-style-name="Default_20_Paragraph_20_Font">
      <style:text-properties fo:color="#e98052" fo:language="zxx" fo:country="none" style:text-underline-style="solid" style:text-underline-width="auto" style:text-underline-color="font-color" style:language-asian="zxx" style:country-asian="none" style:language-complex="zxx" style:country-complex="none"/>
    </style:style>
    <style:style style:name="Titre_20_2_20_Car" style:display-name="Titre 2 Car" style:family="text" style:parent-style-name="Default_20_Paragraph_20_Font">
      <style:text-properties fo:color="#8c3314" style:font-name="Calisto MT" fo:font-size="14pt" style:font-size-asian="14pt" style:font-size-complex="14pt"/>
    </style:style>
    <style:style style:name="Titre_20_3_20_Car" style:display-name="Titre 3 Car" style:family="text" style:parent-style-name="Default_20_Paragraph_20_Font">
      <style:text-properties fo:color="#404040" style:font-name="Calisto MT" fo:font-size="13pt" style:font-size-asian="13pt" style:font-size-complex="13pt"/>
    </style:style>
    <style:style style:name="Titre_20_4_20_Car" style:display-name="Titre 4 Car" style:family="text" style:parent-style-name="Default_20_Paragraph_20_Font">
      <style:text-properties style:font-name="Calisto MT" fo:font-size="12pt" style:font-size-asian="12pt" style:font-size-complex="12pt"/>
    </style:style>
    <style:style style:name="Titre_20_5_20_Car" style:display-name="Titre 5 Car" style:family="text" style:parent-style-name="Default_20_Paragraph_20_Font">
      <style:text-properties style:font-name="Calisto MT" fo:font-size="11pt" fo:font-style="italic" style:font-size-asian="11pt" style:font-style-asian="italic" style:font-size-complex="11pt" style:font-style-complex="italic"/>
    </style:style>
    <style:style style:name="Titre_20_6_20_Car" style:display-name="Titre 6 Car" style:family="text" style:parent-style-name="Default_20_Paragraph_20_Font">
      <style:text-properties fo:color="#595959" style:font-name="Calisto MT"/>
    </style:style>
    <style:style style:name="Titre_20_7_20_Car" style:display-name="Titre 7 Car" style:family="text" style:parent-style-name="Default_20_Paragraph_20_Font">
      <style:text-properties fo:color="#595959" style:font-name="Calisto MT" fo:font-style="italic" style:font-style-asian="italic" style:font-style-complex="italic"/>
    </style:style>
    <style:style style:name="Titre_20_8_20_Car" style:display-name="Titre 8 Car" style:family="text" style:parent-style-name="Default_20_Paragraph_20_Font">
      <style:text-properties fo:font-variant="small-caps" fo:color="#595959" style:font-name="Calisto MT"/>
    </style:style>
    <style:style style:name="Titre_20_9_20_Car" style:display-name="Titre 9 Car" style:family="text" style:parent-style-name="Default_20_Paragraph_20_Font">
      <style:text-properties fo:font-variant="small-caps" fo:color="#595959" style:font-name="Calisto MT" fo:font-style="italic" style:font-style-asian="italic" style:font-style-complex="italic"/>
    </style:style>
    <style:style style:name="Titre_20_Car" style:display-name="Titre Car" style:family="text" style:parent-style-name="Default_20_Paragraph_20_Font">
      <style:text-properties fo:color="#8c3314" style:font-name="Calisto MT" fo:font-size="40pt" fo:letter-spacing="-0.012cm" style:font-size-asian="40pt" style:font-size-complex="40pt"/>
    </style:style>
    <style:style style:name="Sous-titre_20_Car" style:display-name="Sous-titre Car" style:family="text" style:parent-style-name="Default_20_Paragraph_20_Font">
      <style:text-properties fo:color="#404040" style:font-name="Calisto MT" fo:font-size="15pt" style:font-size-asian="15pt" style:font-size-complex="15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Citation_20_Car" style:display-name="Citation Car" style:family="text" style:parent-style-name="Default_20_Paragraph_20_Font">
      <style:text-properties fo:font-style="italic" style:font-style-asian="italic" style:font-style-complex="italic"/>
    </style:style>
    <style:style style:name="Citation_20_intense_20_Car" style:display-name="Citation intense Car" style:family="text" style:parent-style-name="Default_20_Paragraph_20_Font">
      <style:text-properties fo:color="#bc451b" style:font-name="Calisto MT" fo:font-size="14pt" style:font-size-asian="14pt" style:font-size-complex="14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style:style>
    <style:style style:name="Intense_20_Reference" style:display-name="Intense Reference" style:family="text" style:parent-style-name="Default_20_Paragraph_20_Font">
      <style:text-properties fo:font-variant="small-caps"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font-weight="bold" style:font-weight-asian="bold" style:font-weight-complex="bold"/>
    </style:style>
    <style:style style:name="ListLabel_20_1" style:display-name="ListLabel 1" style:family="text">
      <style:text-properties style:font-name-complex="Courier New1"/>
    </style:style>
    <style:style style:name="ListLabel_20_2" style:display-name="ListLabel 2" style:family="text">
      <style:text-properties fo:font-style="italic" fo:font-weight="bold" style:font-style-asian="italic" style:font-weight-asian="bold"/>
    </style:style>
    <style:style style:name="ListLabel_20_3" style:display-name="ListLabel 3" style:family="text">
      <style:text-properties fo:color="#00000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663cm" style:num-format="1" style:print-orientation="portrait" fo:margin-top="0.4cm" fo:margin-bottom="1.27cm" fo:margin-left="1.27cm" fo:margin-right="1.27cm" style:writing-mode="lr-tb" style:layout-grid-color="#c0c0c0" style:layout-grid-lines="48" style:layout-grid-base-height="0.423cm" style:layout-grid-ruby-height="0.15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87cm" fo:margin-left="0cm" fo:margin-right="0cm" fo:margin-bottom="0.771cm" style:dynamic-spacing="true"/>
      </style:header-style>
      <style:footer-style/>
    </style:page-layout>
    <style:page-layout style:name="Mpm2">
      <style:page-layout-properties fo:page-width="21.001cm" fo:page-height="29.663cm" style:num-format="1" style:print-orientation="portrait" fo:margin-top="0.4cm" fo:margin-bottom="1.27cm" fo:margin-left="1.27cm" fo:margin-right="1.27cm" style:writing-mode="lr-tb" style:layout-grid-color="#c0c0c0" style:layout-grid-lines="48" style:layout-grid-base-height="0.423cm" style:layout-grid-ruby-height="0.15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D / TP JAVA – Programmation avancée</dc:title>
    <dc:subject>Programmation avancée</dc:subject>
    <meta:editing-cycles>6</meta:editing-cycles>
    <meta:creation-date>2015-08-24T10:34:00</meta:creation-date>
    <dc:date>2016-01-03T22:50:55.35</dc:date>
    <meta:editing-duration>PT7H8M39S</meta:editing-duration>
    <meta:generator>OpenOffice/4.1.1$Win32 OpenOffice.org_project/411m6$Build-9775</meta:generator>
    <meta:document-statistic meta:table-count="1" meta:image-count="0" meta:object-count="0" meta:page-count="14" meta:paragraph-count="259" meta:word-count="2472" meta:character-count="16073"/>
    <dc:creator>loic plantet</dc:creator>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age de garde Business pour rapport" xlink:href=""/>
  </office:meta>
</office:document-meta>
</file>